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3.93mm" svg:height="198.95mm" svg:x="124.65mm" svg:y="6.37mm">
            <loext:p draw:notify-on-update-of-ranges="Sheet1.A1:Sheet1.A1 Sheet1.A2:Sheet1.A102 Sheet1.B1:Sheet1.B1 Sheet1.B2:Sheet1.B102 Sheet1.A1:Sheet1.A1 Sheet1.A2:Sheet1.A102 Sheet1.C1:Sheet1.C1 Sheet1.C2:Sheet1.C102 Sheet1.A1:Sheet1.A1 Sheet1.A2:Sheet1.A102 Sheet1.D1:Sheet1.D1 Sheet1.D2:Sheet1.D102 Sheet1.A1:Sheet1.A1 Sheet1.A2:Sheet1.A102 Sheet1.E1:Sheet1.E1 Sheet1.E2:Sheet1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with noise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+ low pass</text:p>
          </table:table-cell>
          <table:table-cell table:number-columns-repeated="2"/>
          <table:table-cell office:value-type="string" calcext:value-type="string">
            <text:p>amplitu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w pass time 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gh pass time con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I$1]*SIN([.A2]*2*PI()/20)" office:value-type="float" office:value="0" calcext:value-type="float">
            <text:p>0</text:p>
          </table:table-cell>
          <table:table-cell table:formula="of:=[.B2]+(0.5-RAND())*[.$L$1]" office:value-type="float" office:value="-0.0868964595054217" calcext:value-type="float">
            <text:p>-0.0868964595</text:p>
          </table:table-cell>
          <table:table-cell table:formula="of:=[.C2]" office:value-type="float" office:value="-0.0868964595054217" calcext:value-type="float">
            <text:p>-0.0868964595</text:p>
          </table:table-cell>
          <table:table-cell table:formula="of:=[.C2]" office:value-type="float" office:value="-0.0868964595054217" calcext:value-type="float">
            <text:p>-0.0868964595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$I$1]*SIN([.A3]*2*PI()/20)" office:value-type="float" office:value="0.309016994374947" calcext:value-type="float">
            <text:p>0.3090169944</text:p>
          </table:table-cell>
          <table:table-cell table:formula="of:=[.B3]+(0.5-RAND())*[.$L$1]" office:value-type="float" office:value="0.167957517764652" calcext:value-type="float">
            <text:p>0.1679575178</text:p>
          </table:table-cell>
          <table:table-cell table:formula="of:=([.$R$1]/([.$R$1]+1))*([.D2]+[.C3]-[.C2])" office:value-type="float" office:value="0.134366014211722" calcext:value-type="float">
            <text:p>0.1343660142</text:p>
          </table:table-cell>
          <table:table-cell table:formula="of:=([.D3]+[.E2]*[.$O$1])/([.$O$1]+1)" office:value-type="float" office:value="-0.042643964761993" calcext:value-type="float">
            <text:p>-0.0426439648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$I$1]*SIN([.A4]*2*PI()/20)" office:value-type="float" office:value="0.587785252292473" calcext:value-type="float">
            <text:p>0.5877852523</text:p>
          </table:table-cell>
          <table:table-cell table:formula="of:=[.B4]+(0.5-RAND())*[.$L$1]" office:value-type="float" office:value="0.647976845841813" calcext:value-type="float">
            <text:p>0.6479768458</text:p>
          </table:table-cell>
          <table:table-cell table:formula="of:=([.$R$1]/([.$R$1]+1))*([.D3]+[.C4]-[.C3])" office:value-type="float" office:value="0.491508273831106" calcext:value-type="float">
            <text:p>0.4915082738</text:p>
          </table:table-cell>
          <table:table-cell table:formula="of:=([.D4]+[.E3]*[.$O$1])/([.$O$1]+1)" office:value-type="float" office:value="0.0641864829566269" calcext:value-type="float">
            <text:p>0.064186483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$I$1]*SIN([.A5]*2*PI()/20)" office:value-type="float" office:value="0.809016994374947" calcext:value-type="float">
            <text:p>0.8090169944</text:p>
          </table:table-cell>
          <table:table-cell table:formula="of:=[.B5]+(0.5-RAND())*[.$L$1]" office:value-type="float" office:value="1.19761514735971" calcext:value-type="float">
            <text:p>1.1976151474</text:p>
          </table:table-cell>
          <table:table-cell table:formula="of:=([.$R$1]/([.$R$1]+1))*([.D4]+[.C5]-[.C4])" office:value-type="float" office:value="0.832917260279206" calcext:value-type="float">
            <text:p>0.8329172603</text:p>
          </table:table-cell>
          <table:table-cell table:formula="of:=([.D5]+[.E4]*[.$O$1])/([.$O$1]+1)" office:value-type="float" office:value="0.217932638421143" calcext:value-type="float">
            <text:p>0.2179326384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$I$1]*SIN([.A6]*2*PI()/20)" office:value-type="float" office:value="0.951056516295153" calcext:value-type="float">
            <text:p>0.9510565163</text:p>
          </table:table-cell>
          <table:table-cell table:formula="of:=[.B6]+(0.5-RAND())*[.$L$1]" office:value-type="float" office:value="1.21790153110534" calcext:value-type="float">
            <text:p>1.2179015311</text:p>
          </table:table-cell>
          <table:table-cell table:formula="of:=([.$R$1]/([.$R$1]+1))*([.D5]+[.C6]-[.C5])" office:value-type="float" office:value="0.682562915219868" calcext:value-type="float">
            <text:p>0.6825629152</text:p>
          </table:table-cell>
          <table:table-cell table:formula="of:=([.D6]+[.E5]*[.$O$1])/([.$O$1]+1)" office:value-type="float" office:value="0.310858693780888" calcext:value-type="float">
            <text:p>0.3108586938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$I$1]*SIN([.A7]*2*PI()/20)" office:value-type="float" office:value="1" calcext:value-type="float">
            <text:p>1</text:p>
          </table:table-cell>
          <table:table-cell table:formula="of:=[.B7]+(0.5-RAND())*[.$L$1]" office:value-type="float" office:value="0.726615465384823" calcext:value-type="float">
            <text:p>0.7266154654</text:p>
          </table:table-cell>
          <table:table-cell table:formula="of:=([.$R$1]/([.$R$1]+1))*([.D6]+[.C7]-[.C6])" office:value-type="float" office:value="0.153021479599478" calcext:value-type="float">
            <text:p>0.1530214796</text:p>
          </table:table-cell>
          <table:table-cell table:formula="of:=([.D7]+[.E6]*[.$O$1])/([.$O$1]+1)" office:value-type="float" office:value="0.279291250944606" calcext:value-type="float">
            <text:p>0.2792912509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$I$1]*SIN([.A8]*2*PI()/20)" office:value-type="float" office:value="0.951056516295154" calcext:value-type="float">
            <text:p>0.9510565163</text:p>
          </table:table-cell>
          <table:table-cell table:formula="of:=[.B8]+(0.5-RAND())*[.$L$1]" office:value-type="float" office:value="0.557884452831139" calcext:value-type="float">
            <text:p>0.5578844528</text:p>
          </table:table-cell>
          <table:table-cell table:formula="of:=([.$R$1]/([.$R$1]+1))*([.D7]+[.C8]-[.C7])" office:value-type="float" office:value="-0.0125676263633653" calcext:value-type="float">
            <text:p>-0.0125676264</text:p>
          </table:table-cell>
          <table:table-cell table:formula="of:=([.D8]+[.E7]*[.$O$1])/([.$O$1]+1)" office:value-type="float" office:value="0.220919475483012" calcext:value-type="float">
            <text:p>0.2209194755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$I$1]*SIN([.A9]*2*PI()/20)" office:value-type="float" office:value="0.809016994374947" calcext:value-type="float">
            <text:p>0.8090169944</text:p>
          </table:table-cell>
          <table:table-cell table:formula="of:=[.B9]+(0.5-RAND())*[.$L$1]" office:value-type="float" office:value="0.582200403928701" calcext:value-type="float">
            <text:p>0.5822004039</text:p>
          </table:table-cell>
          <table:table-cell table:formula="of:=([.$R$1]/([.$R$1]+1))*([.D8]+[.C9]-[.C8])" office:value-type="float" office:value="0.00939865978735792" calcext:value-type="float">
            <text:p>0.0093986598</text:p>
          </table:table-cell>
          <table:table-cell table:formula="of:=([.D9]+[.E8]*[.$O$1])/([.$O$1]+1)" office:value-type="float" office:value="0.178615312343881" calcext:value-type="float">
            <text:p>0.1786153123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$I$1]*SIN([.A10]*2*PI()/20)" office:value-type="float" office:value="0.587785252292473" calcext:value-type="float">
            <text:p>0.5877852523</text:p>
          </table:table-cell>
          <table:table-cell table:formula="of:=[.B10]+(0.5-RAND())*[.$L$1]" office:value-type="float" office:value="0.544859033690244" calcext:value-type="float">
            <text:p>0.5448590337</text:p>
          </table:table-cell>
          <table:table-cell table:formula="of:=([.$R$1]/([.$R$1]+1))*([.D9]+[.C10]-[.C9])" office:value-type="float" office:value="-0.0223541683608796" calcext:value-type="float">
            <text:p>-0.0223541684</text:p>
          </table:table-cell>
          <table:table-cell table:formula="of:=([.D10]+[.E9]*[.$O$1])/([.$O$1]+1)" office:value-type="float" office:value="0.138421416202929" calcext:value-type="float">
            <text:p>0.1384214162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$I$1]*SIN([.A11]*2*PI()/20)" office:value-type="float" office:value="0.309016994374947" calcext:value-type="float">
            <text:p>0.3090169944</text:p>
          </table:table-cell>
          <table:table-cell table:formula="of:=[.B11]+(0.5-RAND())*[.$L$1]" office:value-type="float" office:value="0.20469135737112" calcext:value-type="float">
            <text:p>0.2046913574</text:p>
          </table:table-cell>
          <table:table-cell table:formula="of:=([.$R$1]/([.$R$1]+1))*([.D10]+[.C11]-[.C10])" office:value-type="float" office:value="-0.290017475744003" calcext:value-type="float">
            <text:p>-0.2900174757</text:p>
          </table:table-cell>
          <table:table-cell table:formula="of:=([.D11]+[.E10]*[.$O$1])/([.$O$1]+1)" office:value-type="float" office:value="0.0527336378135424" calcext:value-type="float">
            <text:p>0.0527336378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$I$1]*SIN([.A12]*2*PI()/20)" office:value-type="float" office:value="1.22464679914735E-016" calcext:value-type="float">
            <text:p>1.22464679914735E-16</text:p>
          </table:table-cell>
          <table:table-cell table:formula="of:=[.B12]+(0.5-RAND())*[.$L$1]" office:value-type="float" office:value="-0.250124828255048" calcext:value-type="float">
            <text:p>-0.2501248283</text:p>
          </table:table-cell>
          <table:table-cell table:formula="of:=([.$R$1]/([.$R$1]+1))*([.D11]+[.C12]-[.C11])" office:value-type="float" office:value="-0.595866929096136" calcext:value-type="float">
            <text:p>-0.5958669291</text:p>
          </table:table-cell>
          <table:table-cell table:formula="of:=([.D12]+[.E11]*[.$O$1])/([.$O$1]+1)" office:value-type="float" office:value="-0.0769864755683934" calcext:value-type="float">
            <text:p>-0.0769864756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$I$1]*SIN([.A13]*2*PI()/20)" office:value-type="float" office:value="-0.309016994374947" calcext:value-type="float">
            <text:p>-0.3090169944</text:p>
          </table:table-cell>
          <table:table-cell table:formula="of:=[.B13]+(0.5-RAND())*[.$L$1]" office:value-type="float" office:value="-0.6194189665444" calcext:value-type="float">
            <text:p>-0.6194189665</text:p>
          </table:table-cell>
          <table:table-cell table:formula="of:=([.$R$1]/([.$R$1]+1))*([.D12]+[.C13]-[.C12])" office:value-type="float" office:value="-0.772128853908391" calcext:value-type="float">
            <text:p>-0.7721288539</text:p>
          </table:table-cell>
          <table:table-cell table:formula="of:=([.D13]+[.E12]*[.$O$1])/([.$O$1]+1)" office:value-type="float" office:value="-0.216014951236393" calcext:value-type="float">
            <text:p>-0.2160149512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$I$1]*SIN([.A14]*2*PI()/20)" office:value-type="float" office:value="-0.587785252292473" calcext:value-type="float">
            <text:p>-0.5877852523</text:p>
          </table:table-cell>
          <table:table-cell table:formula="of:=[.B14]+(0.5-RAND())*[.$L$1]" office:value-type="float" office:value="-0.418796753179522" calcext:value-type="float">
            <text:p>-0.4187967532</text:p>
          </table:table-cell>
          <table:table-cell table:formula="of:=([.$R$1]/([.$R$1]+1))*([.D13]+[.C14]-[.C13])" office:value-type="float" office:value="-0.45720531243481" calcext:value-type="float">
            <text:p>-0.4572053124</text:p>
          </table:table-cell>
          <table:table-cell table:formula="of:=([.D14]+[.E13]*[.$O$1])/([.$O$1]+1)" office:value-type="float" office:value="-0.264253023476076" calcext:value-type="float">
            <text:p>-0.2642530235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$I$1]*SIN([.A15]*2*PI()/20)" office:value-type="float" office:value="-0.809016994374947" calcext:value-type="float">
            <text:p>-0.8090169944</text:p>
          </table:table-cell>
          <table:table-cell table:formula="of:=[.B15]+(0.5-RAND())*[.$L$1]" office:value-type="float" office:value="-1.11719872704822" calcext:value-type="float">
            <text:p>-1.117198727</text:p>
          </table:table-cell>
          <table:table-cell table:formula="of:=([.$R$1]/([.$R$1]+1))*([.D14]+[.C15]-[.C14])" office:value-type="float" office:value="-0.92448582904281" calcext:value-type="float">
            <text:p>-0.924485829</text:p>
          </table:table-cell>
          <table:table-cell table:formula="of:=([.D15]+[.E14]*[.$O$1])/([.$O$1]+1)" office:value-type="float" office:value="-0.396299584589423" calcext:value-type="float">
            <text:p>-0.3962995846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$I$1]*SIN([.A16]*2*PI()/20)" office:value-type="float" office:value="-0.951056516295153" calcext:value-type="float">
            <text:p>-0.9510565163</text:p>
          </table:table-cell>
          <table:table-cell table:formula="of:=[.B16]+(0.5-RAND())*[.$L$1]" office:value-type="float" office:value="-0.522535044776836" calcext:value-type="float">
            <text:p>-0.5225350448</text:p>
          </table:table-cell>
          <table:table-cell table:formula="of:=([.$R$1]/([.$R$1]+1))*([.D15]+[.C16]-[.C15])" office:value-type="float" office:value="-0.263857717417138" calcext:value-type="float">
            <text:p>-0.2638577174</text:p>
          </table:table-cell>
          <table:table-cell table:formula="of:=([.D16]+[.E15]*[.$O$1])/([.$O$1]+1)" office:value-type="float" office:value="-0.369811211154966" calcext:value-type="float">
            <text:p>-0.3698112112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$I$1]*SIN([.A17]*2*PI()/20)" office:value-type="float" office:value="-1" calcext:value-type="float">
            <text:p>-1</text:p>
          </table:table-cell>
          <table:table-cell table:formula="of:=[.B17]+(0.5-RAND())*[.$L$1]" office:value-type="float" office:value="-1.04496145511165" calcext:value-type="float">
            <text:p>-1.0449614551</text:p>
          </table:table-cell>
          <table:table-cell table:formula="of:=([.$R$1]/([.$R$1]+1))*([.D16]+[.C17]-[.C16])" office:value-type="float" office:value="-0.62902730220156" calcext:value-type="float">
            <text:p>-0.6290273022</text:p>
          </table:table-cell>
          <table:table-cell table:formula="of:=([.D17]+[.E16]*[.$O$1])/([.$O$1]+1)" office:value-type="float" office:value="-0.421654429364285" calcext:value-type="float">
            <text:p>-0.4216544294</text:p>
          </table:table-cell>
          <table:table-cell table:number-columns-repeated="1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$I$1]*SIN([.A18]*2*PI()/20)" office:value-type="float" office:value="-0.951056516295154" calcext:value-type="float">
            <text:p>-0.9510565163</text:p>
          </table:table-cell>
          <table:table-cell table:formula="of:=[.B18]+(0.5-RAND())*[.$L$1]" office:value-type="float" office:value="-1.31393278346365" calcext:value-type="float">
            <text:p>-1.3139327835</text:p>
          </table:table-cell>
          <table:table-cell table:formula="of:=([.$R$1]/([.$R$1]+1))*([.D17]+[.C18]-[.C17])" office:value-type="float" office:value="-0.718398904442851" calcext:value-type="float">
            <text:p>-0.7183989044</text:p>
          </table:table-cell>
          <table:table-cell table:formula="of:=([.D18]+[.E17]*[.$O$1])/([.$O$1]+1)" office:value-type="float" office:value="-0.481003324379998" calcext:value-type="float">
            <text:p>-0.4810033244</text:p>
          </table:table-cell>
          <table:table-cell table:number-columns-repeated="1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$I$1]*SIN([.A19]*2*PI()/20)" office:value-type="float" office:value="-0.809016994374947" calcext:value-type="float">
            <text:p>-0.8090169944</text:p>
          </table:table-cell>
          <table:table-cell table:formula="of:=[.B19]+(0.5-RAND())*[.$L$1]" office:value-type="float" office:value="-0.446386195251532" calcext:value-type="float">
            <text:p>-0.4463861953</text:p>
          </table:table-cell>
          <table:table-cell table:formula="of:=([.$R$1]/([.$R$1]+1))*([.D18]+[.C19]-[.C18])" office:value-type="float" office:value="0.119318147015416" calcext:value-type="float">
            <text:p>0.119318147</text:p>
          </table:table-cell>
          <table:table-cell table:formula="of:=([.D19]+[.E18]*[.$O$1])/([.$O$1]+1)" office:value-type="float" office:value="-0.360939030100915" calcext:value-type="float">
            <text:p>-0.3609390301</text:p>
          </table:table-cell>
          <table:table-cell table:number-columns-repeated="1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$I$1]*SIN([.A20]*2*PI()/20)" office:value-type="float" office:value="-0.587785252292473" calcext:value-type="float">
            <text:p>-0.5877852523</text:p>
          </table:table-cell>
          <table:table-cell table:formula="of:=[.B20]+(0.5-RAND())*[.$L$1]" office:value-type="float" office:value="-0.966788903245267" calcext:value-type="float">
            <text:p>-0.9667889032</text:p>
          </table:table-cell>
          <table:table-cell table:formula="of:=([.$R$1]/([.$R$1]+1))*([.D19]+[.C20]-[.C19])" office:value-type="float" office:value="-0.320867648782656" calcext:value-type="float">
            <text:p>-0.3208676488</text:p>
          </table:table-cell>
          <table:table-cell table:formula="of:=([.D20]+[.E19]*[.$O$1])/([.$O$1]+1)" office:value-type="float" office:value="-0.352924753837263" calcext:value-type="float">
            <text:p>-0.3529247538</text:p>
          </table:table-cell>
          <table:table-cell table:number-columns-repeated="1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$I$1]*SIN([.A21]*2*PI()/20)" office:value-type="float" office:value="-0.309016994374948" calcext:value-type="float">
            <text:p>-0.3090169944</text:p>
          </table:table-cell>
          <table:table-cell table:formula="of:=[.B21]+(0.5-RAND())*[.$L$1]" office:value-type="float" office:value="-0.728846030880072" calcext:value-type="float">
            <text:p>-0.7288460309</text:p>
          </table:table-cell>
          <table:table-cell table:formula="of:=([.$R$1]/([.$R$1]+1))*([.D20]+[.C21]-[.C20])" office:value-type="float" office:value="-0.0663398211339684" calcext:value-type="float">
            <text:p>-0.0663398211</text:p>
          </table:table-cell>
          <table:table-cell table:formula="of:=([.D21]+[.E20]*[.$O$1])/([.$O$1]+1)" office:value-type="float" office:value="-0.295607767296604" calcext:value-type="float">
            <text:p>-0.2956077673</text:p>
          </table:table-cell>
          <table:table-cell table:number-columns-repeated="1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$I$1]*SIN([.A22]*2*PI()/20)" office:value-type="float" office:value="-2.44929359829471E-016" calcext:value-type="float">
            <text:p>-2.44929359829471E-16</text:p>
          </table:table-cell>
          <table:table-cell table:formula="of:=[.B22]+(0.5-RAND())*[.$L$1]" office:value-type="float" office:value="-0.333772955006361" calcext:value-type="float">
            <text:p>-0.333772955</text:p>
          </table:table-cell>
          <table:table-cell table:formula="of:=([.$R$1]/([.$R$1]+1))*([.D21]+[.C22]-[.C21])" office:value-type="float" office:value="0.262986603791794" calcext:value-type="float">
            <text:p>0.2629866038</text:p>
          </table:table-cell>
          <table:table-cell table:formula="of:=([.D22]+[.E21]*[.$O$1])/([.$O$1]+1)" office:value-type="float" office:value="-0.183888893078925" calcext:value-type="float">
            <text:p>-0.1838888931</text:p>
          </table:table-cell>
          <table:table-cell table:number-columns-repeated="1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$I$1]*SIN([.A23]*2*PI()/20)" office:value-type="float" office:value="0.309016994374947" calcext:value-type="float">
            <text:p>0.3090169944</text:p>
          </table:table-cell>
          <table:table-cell table:formula="of:=[.B23]+(0.5-RAND())*[.$L$1]" office:value-type="float" office:value="0.148431307029334" calcext:value-type="float">
            <text:p>0.148431307</text:p>
          </table:table-cell>
          <table:table-cell table:formula="of:=([.$R$1]/([.$R$1]+1))*([.D22]+[.C23]-[.C22])" office:value-type="float" office:value="0.596152692661991" calcext:value-type="float">
            <text:p>0.5961526927</text:p>
          </table:table-cell>
          <table:table-cell table:formula="of:=([.D23]+[.E22]*[.$O$1])/([.$O$1]+1)" office:value-type="float" office:value="-0.0278805759307415" calcext:value-type="float">
            <text:p>-0.0278805759</text:p>
          </table:table-cell>
          <table:table-cell table:number-columns-repeated="1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$I$1]*SIN([.A24]*2*PI()/20)" office:value-type="float" office:value="0.587785252292472" calcext:value-type="float">
            <text:p>0.5877852523</text:p>
          </table:table-cell>
          <table:table-cell table:formula="of:=[.B24]+(0.5-RAND())*[.$L$1]" office:value-type="float" office:value="0.923198483561145" calcext:value-type="float">
            <text:p>0.9231984836</text:p>
          </table:table-cell>
          <table:table-cell table:formula="of:=([.$R$1]/([.$R$1]+1))*([.D23]+[.C24]-[.C23])" office:value-type="float" office:value="1.09673589535504" calcext:value-type="float">
            <text:p>1.0967358954</text:p>
          </table:table-cell>
          <table:table-cell table:formula="of:=([.D24]+[.E23]*[.$O$1])/([.$O$1]+1)" office:value-type="float" office:value="0.197042718326415" calcext:value-type="float">
            <text:p>0.1970427183</text:p>
          </table:table-cell>
          <table:table-cell table:number-columns-repeated="1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$I$1]*SIN([.A25]*2*PI()/20)" office:value-type="float" office:value="0.809016994374947" calcext:value-type="float">
            <text:p>0.8090169944</text:p>
          </table:table-cell>
          <table:table-cell table:formula="of:=[.B25]+(0.5-RAND())*[.$L$1]" office:value-type="float" office:value="0.599557232906026" calcext:value-type="float">
            <text:p>0.5995572329</text:p>
          </table:table-cell>
          <table:table-cell table:formula="of:=([.$R$1]/([.$R$1]+1))*([.D24]+[.C25]-[.C24])" office:value-type="float" office:value="0.618475715759938" calcext:value-type="float">
            <text:p>0.6184757158</text:p>
          </table:table-cell>
          <table:table-cell table:formula="of:=([.D25]+[.E24]*[.$O$1])/([.$O$1]+1)" office:value-type="float" office:value="0.28132931781312" calcext:value-type="float">
            <text:p>0.2813293178</text:p>
          </table:table-cell>
          <table:table-cell table:number-columns-repeated="1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$I$1]*SIN([.A26]*2*PI()/20)" office:value-type="float" office:value="0.951056516295153" calcext:value-type="float">
            <text:p>0.9510565163</text:p>
          </table:table-cell>
          <table:table-cell table:formula="of:=[.B26]+(0.5-RAND())*[.$L$1]" office:value-type="float" office:value="0.88204966484038" calcext:value-type="float">
            <text:p>0.8820496648</text:p>
          </table:table-cell>
          <table:table-cell table:formula="of:=([.$R$1]/([.$R$1]+1))*([.D25]+[.C26]-[.C25])" office:value-type="float" office:value="0.720774518155434" calcext:value-type="float">
            <text:p>0.7207745182</text:p>
          </table:table-cell>
          <table:table-cell table:formula="of:=([.D26]+[.E25]*[.$O$1])/([.$O$1]+1)" office:value-type="float" office:value="0.369218357881582" calcext:value-type="float">
            <text:p>0.3692183579</text:p>
          </table:table-cell>
          <table:table-cell table:number-columns-repeated="1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$I$1]*SIN([.A27]*2*PI()/20)" office:value-type="float" office:value="1" calcext:value-type="float">
            <text:p>1</text:p>
          </table:table-cell>
          <table:table-cell table:formula="of:=[.B27]+(0.5-RAND())*[.$L$1]" office:value-type="float" office:value="0.604870871485566" calcext:value-type="float">
            <text:p>0.6048708715</text:p>
          </table:table-cell>
          <table:table-cell table:formula="of:=([.$R$1]/([.$R$1]+1))*([.D26]+[.C27]-[.C26])" office:value-type="float" office:value="0.354876579840496" calcext:value-type="float">
            <text:p>0.3548765798</text:p>
          </table:table-cell>
          <table:table-cell table:formula="of:=([.D27]+[.E26]*[.$O$1])/([.$O$1]+1)" office:value-type="float" office:value="0.366350002273365" calcext:value-type="float">
            <text:p>0.3663500023</text:p>
          </table:table-cell>
          <table:table-cell table:number-columns-repeated="1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$I$1]*SIN([.A28]*2*PI()/20)" office:value-type="float" office:value="0.951056516295154" calcext:value-type="float">
            <text:p>0.9510565163</text:p>
          </table:table-cell>
          <table:table-cell table:formula="of:=[.B28]+(0.5-RAND())*[.$L$1]" office:value-type="float" office:value="0.882166782377841" calcext:value-type="float">
            <text:p>0.8821667824</text:p>
          </table:table-cell>
          <table:table-cell table:formula="of:=([.$R$1]/([.$R$1]+1))*([.D27]+[.C28]-[.C27])" office:value-type="float" office:value="0.505737992586216" calcext:value-type="float">
            <text:p>0.5057379926</text:p>
          </table:table-cell>
          <table:table-cell table:formula="of:=([.D28]+[.E27]*[.$O$1])/([.$O$1]+1)" office:value-type="float" office:value="0.394227600335935" calcext:value-type="float">
            <text:p>0.3942276003</text:p>
          </table:table-cell>
          <table:table-cell table:number-columns-repeated="1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$I$1]*SIN([.A29]*2*PI()/20)" office:value-type="float" office:value="0.809016994374948" calcext:value-type="float">
            <text:p>0.8090169944</text:p>
          </table:table-cell>
          <table:table-cell table:formula="of:=[.B29]+(0.5-RAND())*[.$L$1]" office:value-type="float" office:value="1.00667715009756" calcext:value-type="float">
            <text:p>1.0066771501</text:p>
          </table:table-cell>
          <table:table-cell table:formula="of:=([.$R$1]/([.$R$1]+1))*([.D28]+[.C29]-[.C28])" office:value-type="float" office:value="0.50419868824475" calcext:value-type="float">
            <text:p>0.5041986882</text:p>
          </table:table-cell>
          <table:table-cell table:formula="of:=([.D29]+[.E28]*[.$O$1])/([.$O$1]+1)" office:value-type="float" office:value="0.416221817917698" calcext:value-type="float">
            <text:p>0.4162218179</text:p>
          </table:table-cell>
          <table:table-cell table:number-columns-repeated="1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$I$1]*SIN([.A30]*2*PI()/20)" office:value-type="float" office:value="0.587785252292473" calcext:value-type="float">
            <text:p>0.5877852523</text:p>
          </table:table-cell>
          <table:table-cell table:formula="of:=[.B30]+(0.5-RAND())*[.$L$1]" office:value-type="float" office:value="0.647630101503971" calcext:value-type="float">
            <text:p>0.6476301015</text:p>
          </table:table-cell>
          <table:table-cell table:formula="of:=([.$R$1]/([.$R$1]+1))*([.D29]+[.C30]-[.C29])" office:value-type="float" office:value="0.116121311720928" calcext:value-type="float">
            <text:p>0.1161213117</text:p>
          </table:table-cell>
          <table:table-cell table:formula="of:=([.D30]+[.E29]*[.$O$1])/([.$O$1]+1)" office:value-type="float" office:value="0.356201716678344" calcext:value-type="float">
            <text:p>0.3562017167</text:p>
          </table:table-cell>
          <table:table-cell table:number-columns-repeated="1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$I$1]*SIN([.A31]*2*PI()/20)" office:value-type="float" office:value="0.309016994374948" calcext:value-type="float">
            <text:p>0.3090169944</text:p>
          </table:table-cell>
          <table:table-cell table:formula="of:=[.B31]+(0.5-RAND())*[.$L$1]" office:value-type="float" office:value="0.751229257593461" calcext:value-type="float">
            <text:p>0.7512292576</text:p>
          </table:table-cell>
          <table:table-cell table:formula="of:=([.$R$1]/([.$R$1]+1))*([.D30]+[.C31]-[.C30])" office:value-type="float" office:value="0.175776374248334" calcext:value-type="float">
            <text:p>0.1757763742</text:p>
          </table:table-cell>
          <table:table-cell table:formula="of:=([.D31]+[.E30]*[.$O$1])/([.$O$1]+1)" office:value-type="float" office:value="0.320116648192342" calcext:value-type="float">
            <text:p>0.3201166482</text:p>
          </table:table-cell>
          <table:table-cell table:number-columns-repeated="1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$I$1]*SIN([.A32]*2*PI()/20)" office:value-type="float" office:value="3.67394039744206E-016" calcext:value-type="float">
            <text:p>3.67394039744206E-16</text:p>
          </table:table-cell>
          <table:table-cell table:formula="of:=[.B32]+(0.5-RAND())*[.$L$1]" office:value-type="float" office:value="0.145784112179788" calcext:value-type="float">
            <text:p>0.1457841122</text:p>
          </table:table-cell>
          <table:table-cell table:formula="of:=([.$R$1]/([.$R$1]+1))*([.D31]+[.C32]-[.C31])" office:value-type="float" office:value="-0.343735016932271" calcext:value-type="float">
            <text:p>-0.3437350169</text:p>
          </table:table-cell>
          <table:table-cell table:formula="of:=([.D32]+[.E31]*[.$O$1])/([.$O$1]+1)" office:value-type="float" office:value="0.18734631516742" calcext:value-type="float">
            <text:p>0.1873463152</text:p>
          </table:table-cell>
          <table:table-cell table:number-columns-repeated="1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$I$1]*SIN([.A33]*2*PI()/20)" office:value-type="float" office:value="-0.309016994374947" calcext:value-type="float">
            <text:p>-0.3090169944</text:p>
          </table:table-cell>
          <table:table-cell table:formula="of:=[.B33]+(0.5-RAND())*[.$L$1]" office:value-type="float" office:value="-0.432816346059223" calcext:value-type="float">
            <text:p>-0.4328163461</text:p>
          </table:table-cell>
          <table:table-cell table:formula="of:=([.$R$1]/([.$R$1]+1))*([.D32]+[.C33]-[.C32])" office:value-type="float" office:value="-0.737868380137026" calcext:value-type="float">
            <text:p>-0.7378683801</text:p>
          </table:table-cell>
          <table:table-cell table:formula="of:=([.D33]+[.E32]*[.$O$1])/([.$O$1]+1)" office:value-type="float" office:value="0.00230337610653049" calcext:value-type="float">
            <text:p>0.0023033761</text:p>
          </table:table-cell>
          <table:table-cell table:number-columns-repeated="1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$I$1]*SIN([.A34]*2*PI()/20)" office:value-type="float" office:value="-0.587785252292473" calcext:value-type="float">
            <text:p>-0.5877852523</text:p>
          </table:table-cell>
          <table:table-cell table:formula="of:=[.B34]+(0.5-RAND())*[.$L$1]" office:value-type="float" office:value="-0.394174148250095" calcext:value-type="float">
            <text:p>-0.3941741483</text:p>
          </table:table-cell>
          <table:table-cell table:formula="of:=([.$R$1]/([.$R$1]+1))*([.D33]+[.C34]-[.C33])" office:value-type="float" office:value="-0.559380945862318" calcext:value-type="float">
            <text:p>-0.5593809459</text:p>
          </table:table-cell>
          <table:table-cell table:formula="of:=([.D34]+[.E33]*[.$O$1])/([.$O$1]+1)" office:value-type="float" office:value="-0.110033488287239" calcext:value-type="float">
            <text:p>-0.1100334883</text:p>
          </table:table-cell>
          <table:table-cell table:number-columns-repeated="1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$I$1]*SIN([.A35]*2*PI()/20)" office:value-type="float" office:value="-0.809016994374947" calcext:value-type="float">
            <text:p>-0.8090169944</text:p>
          </table:table-cell>
          <table:table-cell table:formula="of:=[.B35]+(0.5-RAND())*[.$L$1]" office:value-type="float" office:value="-0.600103375587419" calcext:value-type="float">
            <text:p>-0.6001033756</text:p>
          </table:table-cell>
          <table:table-cell table:formula="of:=([.$R$1]/([.$R$1]+1))*([.D34]+[.C35]-[.C34])" office:value-type="float" office:value="-0.612248138559714" calcext:value-type="float">
            <text:p>-0.6122481386</text:p>
          </table:table-cell>
          <table:table-cell table:formula="of:=([.D35]+[.E34]*[.$O$1])/([.$O$1]+1)" office:value-type="float" office:value="-0.210476418341734" calcext:value-type="float">
            <text:p>-0.2104764183</text:p>
          </table:table-cell>
          <table:table-cell table:number-columns-repeated="1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$I$1]*SIN([.A36]*2*PI()/20)" office:value-type="float" office:value="-0.951056516295153" calcext:value-type="float">
            <text:p>-0.9510565163</text:p>
          </table:table-cell>
          <table:table-cell table:formula="of:=[.B36]+(0.5-RAND())*[.$L$1]" office:value-type="float" office:value="-1.13602994375562" calcext:value-type="float">
            <text:p>-1.1360299438</text:p>
          </table:table-cell>
          <table:table-cell table:formula="of:=([.$R$1]/([.$R$1]+1))*([.D35]+[.C36]-[.C35])" office:value-type="float" office:value="-0.918539765382335" calcext:value-type="float">
            <text:p>-0.9185397654</text:p>
          </table:table-cell>
          <table:table-cell table:formula="of:=([.D36]+[.E35]*[.$O$1])/([.$O$1]+1)" office:value-type="float" office:value="-0.352089087749854" calcext:value-type="float">
            <text:p>-0.3520890877</text:p>
          </table:table-cell>
          <table:table-cell table:number-columns-repeated="1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$I$1]*SIN([.A37]*2*PI()/20)" office:value-type="float" office:value="-1" calcext:value-type="float">
            <text:p>-1</text:p>
          </table:table-cell>
          <table:table-cell table:formula="of:=[.B37]+(0.5-RAND())*[.$L$1]" office:value-type="float" office:value="-0.708417144522663" calcext:value-type="float">
            <text:p>-0.7084171445</text:p>
          </table:table-cell>
          <table:table-cell table:formula="of:=([.$R$1]/([.$R$1]+1))*([.D36]+[.C37]-[.C36])" office:value-type="float" office:value="-0.392741572919499" calcext:value-type="float">
            <text:p>-0.3927415729</text:p>
          </table:table-cell>
          <table:table-cell table:formula="of:=([.D37]+[.E36]*[.$O$1])/([.$O$1]+1)" office:value-type="float" office:value="-0.360219584783783" calcext:value-type="float">
            <text:p>-0.3602195848</text:p>
          </table:table-cell>
          <table:table-cell table:number-columns-repeated="1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$I$1]*SIN([.A38]*2*PI()/20)" office:value-type="float" office:value="-0.951056516295154" calcext:value-type="float">
            <text:p>-0.9510565163</text:p>
          </table:table-cell>
          <table:table-cell table:formula="of:=[.B38]+(0.5-RAND())*[.$L$1]" office:value-type="float" office:value="-1.15502154137278" calcext:value-type="float">
            <text:p>-1.1550215414</text:p>
          </table:table-cell>
          <table:table-cell table:formula="of:=([.$R$1]/([.$R$1]+1))*([.D37]+[.C38]-[.C37])" office:value-type="float" office:value="-0.671476775815697" calcext:value-type="float">
            <text:p>-0.6714767758</text:p>
          </table:table-cell>
          <table:table-cell table:formula="of:=([.D38]+[.E37]*[.$O$1])/([.$O$1]+1)" office:value-type="float" office:value="-0.422471022990166" calcext:value-type="float">
            <text:p>-0.422471023</text:p>
          </table:table-cell>
          <table:table-cell table:number-columns-repeated="1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$I$1]*SIN([.A39]*2*PI()/20)" office:value-type="float" office:value="-0.809016994374948" calcext:value-type="float">
            <text:p>-0.8090169944</text:p>
          </table:table-cell>
          <table:table-cell table:formula="of:=[.B39]+(0.5-RAND())*[.$L$1]" office:value-type="float" office:value="-0.987233828789288" calcext:value-type="float">
            <text:p>-0.9872338288</text:p>
          </table:table-cell>
          <table:table-cell table:formula="of:=([.$R$1]/([.$R$1]+1))*([.D38]+[.C39]-[.C38])" office:value-type="float" office:value="-0.40295125058576" calcext:value-type="float">
            <text:p>-0.4029512506</text:p>
          </table:table-cell>
          <table:table-cell table:formula="of:=([.D39]+[.E38]*[.$O$1])/([.$O$1]+1)" office:value-type="float" office:value="-0.418567068509285" calcext:value-type="float">
            <text:p>-0.4185670685</text:p>
          </table:table-cell>
          <table:table-cell table:number-columns-repeated="1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$I$1]*SIN([.A40]*2*PI()/20)" office:value-type="float" office:value="-0.587785252292473" calcext:value-type="float">
            <text:p>-0.5877852523</text:p>
          </table:table-cell>
          <table:table-cell table:formula="of:=[.B40]+(0.5-RAND())*[.$L$1]" office:value-type="float" office:value="-0.519277040866143" calcext:value-type="float">
            <text:p>-0.5192770409</text:p>
          </table:table-cell>
          <table:table-cell table:formula="of:=([.$R$1]/([.$R$1]+1))*([.D39]+[.C40]-[.C39])" office:value-type="float" office:value="0.0520044298699078" calcext:value-type="float">
            <text:p>0.0520044299</text:p>
          </table:table-cell>
          <table:table-cell table:formula="of:=([.D40]+[.E39]*[.$O$1])/([.$O$1]+1)" office:value-type="float" office:value="-0.324452768833446" calcext:value-type="float">
            <text:p>-0.3244527688</text:p>
          </table:table-cell>
          <table:table-cell table:number-columns-repeated="1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$I$1]*SIN([.A41]*2*PI()/20)" office:value-type="float" office:value="-0.309016994374948" calcext:value-type="float">
            <text:p>-0.3090169944</text:p>
          </table:table-cell>
          <table:table-cell table:formula="of:=[.B41]+(0.5-RAND())*[.$L$1]" office:value-type="float" office:value="0.0345669207912898" calcext:value-type="float">
            <text:p>0.0345669208</text:p>
          </table:table-cell>
          <table:table-cell table:formula="of:=([.$R$1]/([.$R$1]+1))*([.D40]+[.C41]-[.C40])" office:value-type="float" office:value="0.484678713221873" calcext:value-type="float">
            <text:p>0.4846787132</text:p>
          </table:table-cell>
          <table:table-cell table:formula="of:=([.D41]+[.E40]*[.$O$1])/([.$O$1]+1)" office:value-type="float" office:value="-0.162626472422383" calcext:value-type="float">
            <text:p>-0.1626264724</text:p>
          </table:table-cell>
          <table:table-cell table:number-columns-repeated="1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$I$1]*SIN([.A42]*2*PI()/20)" office:value-type="float" office:value="-4.89858719658941E-016" calcext:value-type="float">
            <text:p>-4.89858719658941E-16</text:p>
          </table:table-cell>
          <table:table-cell table:formula="of:=[.B42]+(0.5-RAND())*[.$L$1]" office:value-type="float" office:value="0.486086859405396" calcext:value-type="float">
            <text:p>0.4860868594</text:p>
          </table:table-cell>
          <table:table-cell table:formula="of:=([.$R$1]/([.$R$1]+1))*([.D41]+[.C42]-[.C41])" office:value-type="float" office:value="0.748958921468783" calcext:value-type="float">
            <text:p>0.7489589215</text:p>
          </table:table-cell>
          <table:table-cell table:formula="of:=([.D42]+[.E41]*[.$O$1])/([.$O$1]+1)" office:value-type="float" office:value="0.0196906063558506" calcext:value-type="float">
            <text:p>0.0196906064</text:p>
          </table:table-cell>
          <table:table-cell table:number-columns-repeated="1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$I$1]*SIN([.A43]*2*PI()/20)" office:value-type="float" office:value="0.309016994374945" calcext:value-type="float">
            <text:p>0.3090169944</text:p>
          </table:table-cell>
          <table:table-cell table:formula="of:=[.B43]+(0.5-RAND())*[.$L$1]" office:value-type="float" office:value="0.396618709183342" calcext:value-type="float">
            <text:p>0.3966187092</text:p>
          </table:table-cell>
          <table:table-cell table:formula="of:=([.$R$1]/([.$R$1]+1))*([.D42]+[.C43]-[.C42])" office:value-type="float" office:value="0.527592616997383" calcext:value-type="float">
            <text:p>0.527592617</text:p>
          </table:table-cell>
          <table:table-cell table:formula="of:=([.D43]+[.E42]*[.$O$1])/([.$O$1]+1)" office:value-type="float" office:value="0.121271008484157" calcext:value-type="float">
            <text:p>0.1212710085</text:p>
          </table:table-cell>
          <table:table-cell table:number-columns-repeated="1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$I$1]*SIN([.A44]*2*PI()/20)" office:value-type="float" office:value="0.587785252292473" calcext:value-type="float">
            <text:p>0.5877852523</text:p>
          </table:table-cell>
          <table:table-cell table:formula="of:=[.B44]+(0.5-RAND())*[.$L$1]" office:value-type="float" office:value="0.419831183531681" calcext:value-type="float">
            <text:p>0.4198311835</text:p>
          </table:table-cell>
          <table:table-cell table:formula="of:=([.$R$1]/([.$R$1]+1))*([.D43]+[.C44]-[.C43])" office:value-type="float" office:value="0.440644073076578" calcext:value-type="float">
            <text:p>0.4406440731</text:p>
          </table:table-cell>
          <table:table-cell table:formula="of:=([.D44]+[.E43]*[.$O$1])/([.$O$1]+1)" office:value-type="float" office:value="0.185145621402641" calcext:value-type="float">
            <text:p>0.185145621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$I$1]*SIN([.A45]*2*PI()/20)" office:value-type="float" office:value="0.809016994374947" calcext:value-type="float">
            <text:p>0.8090169944</text:p>
          </table:table-cell>
          <table:table-cell table:formula="of:=[.B45]+(0.5-RAND())*[.$L$1]" office:value-type="float" office:value="0.584451201073159" calcext:value-type="float">
            <text:p>0.5844512011</text:p>
          </table:table-cell>
          <table:table-cell table:formula="of:=([.$R$1]/([.$R$1]+1))*([.D44]+[.C45]-[.C44])" office:value-type="float" office:value="0.484211272494444" calcext:value-type="float">
            <text:p>0.4842112725</text:p>
          </table:table-cell>
          <table:table-cell table:formula="of:=([.D45]+[.E44]*[.$O$1])/([.$O$1]+1)" office:value-type="float" office:value="0.244958751621002" calcext:value-type="float">
            <text:p>0.2449587516</text:p>
          </table:table-cell>
          <table:table-cell table:number-columns-repeated="1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$I$1]*SIN([.A46]*2*PI()/20)" office:value-type="float" office:value="0.951056516295153" calcext:value-type="float">
            <text:p>0.9510565163</text:p>
          </table:table-cell>
          <table:table-cell table:formula="of:=[.B46]+(0.5-RAND())*[.$L$1]" office:value-type="float" office:value="1.29790697027277" calcext:value-type="float">
            <text:p>1.2979069703</text:p>
          </table:table-cell>
          <table:table-cell table:formula="of:=([.$R$1]/([.$R$1]+1))*([.D45]+[.C46]-[.C45])" office:value-type="float" office:value="0.958133633355244" calcext:value-type="float">
            <text:p>0.9581336334</text:p>
          </table:table-cell>
          <table:table-cell table:formula="of:=([.D46]+[.E45]*[.$O$1])/([.$O$1]+1)" office:value-type="float" office:value="0.38759372796785" calcext:value-type="float">
            <text:p>0.387593728</text:p>
          </table:table-cell>
          <table:table-cell table:number-columns-repeated="1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$I$1]*SIN([.A47]*2*PI()/20)" office:value-type="float" office:value="1" calcext:value-type="float">
            <text:p>1</text:p>
          </table:table-cell>
          <table:table-cell table:formula="of:=[.B47]+(0.5-RAND())*[.$L$1]" office:value-type="float" office:value="1.45299290784803" calcext:value-type="float">
            <text:p>1.4529929078</text:p>
          </table:table-cell>
          <table:table-cell table:formula="of:=([.$R$1]/([.$R$1]+1))*([.D46]+[.C47]-[.C46])" office:value-type="float" office:value="0.890575656744408" calcext:value-type="float">
            <text:p>0.8905756567</text:p>
          </table:table-cell>
          <table:table-cell table:formula="of:=([.D47]+[.E46]*[.$O$1])/([.$O$1]+1)" office:value-type="float" office:value="0.488190113723162" calcext:value-type="float">
            <text:p>0.4881901137</text:p>
          </table:table-cell>
          <table:table-cell table:number-columns-repeated="1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$I$1]*SIN([.A48]*2*PI()/20)" office:value-type="float" office:value="0.951056516295154" calcext:value-type="float">
            <text:p>0.9510565163</text:p>
          </table:table-cell>
          <table:table-cell table:formula="of:=[.B48]+(0.5-RAND())*[.$L$1]" office:value-type="float" office:value="1.05445894215892" calcext:value-type="float">
            <text:p>1.0544589422</text:p>
          </table:table-cell>
          <table:table-cell table:formula="of:=([.$R$1]/([.$R$1]+1))*([.D47]+[.C48]-[.C47])" office:value-type="float" office:value="0.393633352844235" calcext:value-type="float">
            <text:p>0.3936333528</text:p>
          </table:table-cell>
          <table:table-cell table:formula="of:=([.D48]+[.E47]*[.$O$1])/([.$O$1]+1)" office:value-type="float" office:value="0.469278761547376" calcext:value-type="float">
            <text:p>0.4692787615</text:p>
          </table:table-cell>
          <table:table-cell table:number-columns-repeated="1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$I$1]*SIN([.A49]*2*PI()/20)" office:value-type="float" office:value="0.809016994374947" calcext:value-type="float">
            <text:p>0.8090169944</text:p>
          </table:table-cell>
          <table:table-cell table:formula="of:=[.B49]+(0.5-RAND())*[.$L$1]" office:value-type="float" office:value="0.868908075930458" calcext:value-type="float">
            <text:p>0.8689080759</text:p>
          </table:table-cell>
          <table:table-cell table:formula="of:=([.$R$1]/([.$R$1]+1))*([.D48]+[.C49]-[.C48])" office:value-type="float" office:value="0.166465989292618" calcext:value-type="float">
            <text:p>0.1664659893</text:p>
          </table:table-cell>
          <table:table-cell table:formula="of:=([.D49]+[.E48]*[.$O$1])/([.$O$1]+1)" office:value-type="float" office:value="0.408716207096425" calcext:value-type="float">
            <text:p>0.4087162071</text:p>
          </table:table-cell>
          <table:table-cell table:number-columns-repeated="1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$I$1]*SIN([.A50]*2*PI()/20)" office:value-type="float" office:value="0.587785252292474" calcext:value-type="float">
            <text:p>0.5877852523</text:p>
          </table:table-cell>
          <table:table-cell table:formula="of:=[.B50]+(0.5-RAND())*[.$L$1]" office:value-type="float" office:value="0.192656895101721" calcext:value-type="float">
            <text:p>0.1926568951</text:p>
          </table:table-cell>
          <table:table-cell table:formula="of:=([.$R$1]/([.$R$1]+1))*([.D49]+[.C50]-[.C49])" office:value-type="float" office:value="-0.407828153228896" calcext:value-type="float">
            <text:p>-0.4078281532</text:p>
          </table:table-cell>
          <table:table-cell table:formula="of:=([.D50]+[.E49]*[.$O$1])/([.$O$1]+1)" office:value-type="float" office:value="0.245407335031361" calcext:value-type="float">
            <text:p>0.245407335</text:p>
          </table:table-cell>
          <table:table-cell table:number-columns-repeated="1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$I$1]*SIN([.A51]*2*PI()/20)" office:value-type="float" office:value="0.30901699437495" calcext:value-type="float">
            <text:p>0.3090169944</text:p>
          </table:table-cell>
          <table:table-cell table:formula="of:=[.B51]+(0.5-RAND())*[.$L$1]" office:value-type="float" office:value="0.0270751711584379" calcext:value-type="float">
            <text:p>0.0270751712</text:p>
          </table:table-cell>
          <table:table-cell table:formula="of:=([.$R$1]/([.$R$1]+1))*([.D50]+[.C51]-[.C50])" office:value-type="float" office:value="-0.458727901737743" calcext:value-type="float">
            <text:p>-0.4587279017</text:p>
          </table:table-cell>
          <table:table-cell table:formula="of:=([.D51]+[.E50]*[.$O$1])/([.$O$1]+1)" office:value-type="float" office:value="0.10458028767754" calcext:value-type="float">
            <text:p>0.1045802877</text:p>
          </table:table-cell>
          <table:table-cell table:number-columns-repeated="1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$I$1]*SIN([.A52]*2*PI()/20)" office:value-type="float" office:value="6.12323399573677E-016" calcext:value-type="float">
            <text:p>6.12323399573677E-16</text:p>
          </table:table-cell>
          <table:table-cell table:formula="of:=[.B52]+(0.5-RAND())*[.$L$1]" office:value-type="float" office:value="-0.470756985439885" calcext:value-type="float">
            <text:p>-0.4707569854</text:p>
          </table:table-cell>
          <table:table-cell table:formula="of:=([.$R$1]/([.$R$1]+1))*([.D51]+[.C52]-[.C51])" office:value-type="float" office:value="-0.765248046668852" calcext:value-type="float">
            <text:p>-0.7652480467</text:p>
          </table:table-cell>
          <table:table-cell table:formula="of:=([.D52]+[.E51]*[.$O$1])/([.$O$1]+1)" office:value-type="float" office:value="-0.0693853791917385" calcext:value-type="float">
            <text:p>-0.0693853792</text:p>
          </table:table-cell>
          <table:table-cell table:number-columns-repeated="1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$I$1]*SIN([.A53]*2*PI()/20)" office:value-type="float" office:value="-0.309016994374945" calcext:value-type="float">
            <text:p>-0.3090169944</text:p>
          </table:table-cell>
          <table:table-cell table:formula="of:=[.B53]+(0.5-RAND())*[.$L$1]" office:value-type="float" office:value="-0.600253514459644" calcext:value-type="float">
            <text:p>-0.6002535145</text:p>
          </table:table-cell>
          <table:table-cell table:formula="of:=([.$R$1]/([.$R$1]+1))*([.D52]+[.C53]-[.C52])" office:value-type="float" office:value="-0.715795660550889" calcext:value-type="float">
            <text:p>-0.7157956606</text:p>
          </table:table-cell>
          <table:table-cell table:formula="of:=([.D53]+[.E52]*[.$O$1])/([.$O$1]+1)" office:value-type="float" office:value="-0.198667435463569" calcext:value-type="float">
            <text:p>-0.1986674355</text:p>
          </table:table-cell>
          <table:table-cell table:number-columns-repeated="1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$I$1]*SIN([.A54]*2*PI()/20)" office:value-type="float" office:value="-0.587785252292473" calcext:value-type="float">
            <text:p>-0.5877852523</text:p>
          </table:table-cell>
          <table:table-cell table:formula="of:=[.B54]+(0.5-RAND())*[.$L$1]" office:value-type="float" office:value="-0.18068830422429" calcext:value-type="float">
            <text:p>-0.1806883042</text:p>
          </table:table-cell>
          <table:table-cell table:formula="of:=([.$R$1]/([.$R$1]+1))*([.D53]+[.C54]-[.C53])" office:value-type="float" office:value="-0.236984360252428" calcext:value-type="float">
            <text:p>-0.2369843603</text:p>
          </table:table-cell>
          <table:table-cell table:formula="of:=([.D54]+[.E53]*[.$O$1])/([.$O$1]+1)" office:value-type="float" office:value="-0.20633082042134" calcext:value-type="float">
            <text:p>-0.2063308204</text:p>
          </table:table-cell>
          <table:table-cell table:number-columns-repeated="1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$I$1]*SIN([.A55]*2*PI()/20)" office:value-type="float" office:value="-0.809016994374948" calcext:value-type="float">
            <text:p>-0.8090169944</text:p>
          </table:table-cell>
          <table:table-cell table:formula="of:=[.B55]+(0.5-RAND())*[.$L$1]" office:value-type="float" office:value="-1.22990087867598" calcext:value-type="float">
            <text:p>-1.2299008787</text:p>
          </table:table-cell>
          <table:table-cell table:formula="of:=([.$R$1]/([.$R$1]+1))*([.D54]+[.C55]-[.C54])" office:value-type="float" office:value="-1.02895754776329" calcext:value-type="float">
            <text:p>-1.0289575478</text:p>
          </table:table-cell>
          <table:table-cell table:formula="of:=([.D55]+[.E54]*[.$O$1])/([.$O$1]+1)" office:value-type="float" office:value="-0.370856165889731" calcext:value-type="float">
            <text:p>-0.3708561659</text:p>
          </table:table-cell>
          <table:table-cell table:number-columns-repeated="1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$I$1]*SIN([.A56]*2*PI()/20)" office:value-type="float" office:value="-0.951056516295153" calcext:value-type="float">
            <text:p>-0.9510565163</text:p>
          </table:table-cell>
          <table:table-cell table:formula="of:=[.B56]+(0.5-RAND())*[.$L$1]" office:value-type="float" office:value="-0.94477910026034" calcext:value-type="float">
            <text:p>-0.9447791003</text:p>
          </table:table-cell>
          <table:table-cell table:formula="of:=([.$R$1]/([.$R$1]+1))*([.D55]+[.C56]-[.C55])" office:value-type="float" office:value="-0.595068615478124" calcext:value-type="float">
            <text:p>-0.5950686155</text:p>
          </table:table-cell>
          <table:table-cell table:formula="of:=([.D56]+[.E55]*[.$O$1])/([.$O$1]+1)" office:value-type="float" office:value="-0.41569865580741" calcext:value-type="float">
            <text:p>-0.4156986558</text:p>
          </table:table-cell>
          <table:table-cell table:number-columns-repeated="1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$I$1]*SIN([.A57]*2*PI()/20)" office:value-type="float" office:value="-1" calcext:value-type="float">
            <text:p>-1</text:p>
          </table:table-cell>
          <table:table-cell table:formula="of:=[.B57]+(0.5-RAND())*[.$L$1]" office:value-type="float" office:value="-0.667490361050433" calcext:value-type="float">
            <text:p>-0.6674903611</text:p>
          </table:table-cell>
          <table:table-cell table:formula="of:=([.$R$1]/([.$R$1]+1))*([.D56]+[.C57]-[.C56])" office:value-type="float" office:value="-0.254223901014574" calcext:value-type="float">
            <text:p>-0.254223901</text:p>
          </table:table-cell>
          <table:table-cell table:formula="of:=([.D57]+[.E56]*[.$O$1])/([.$O$1]+1)" office:value-type="float" office:value="-0.383403704848843" calcext:value-type="float">
            <text:p>-0.3834037048</text:p>
          </table:table-cell>
          <table:table-cell table:number-columns-repeated="1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$I$1]*SIN([.A58]*2*PI()/20)" office:value-type="float" office:value="-0.951056516295154" calcext:value-type="float">
            <text:p>-0.9510565163</text:p>
          </table:table-cell>
          <table:table-cell table:formula="of:=[.B58]+(0.5-RAND())*[.$L$1]" office:value-type="float" office:value="-0.711903267802464" calcext:value-type="float">
            <text:p>-0.7119032678</text:p>
          </table:table-cell>
          <table:table-cell table:formula="of:=([.$R$1]/([.$R$1]+1))*([.D57]+[.C58]-[.C57])" office:value-type="float" office:value="-0.238909446213284" calcext:value-type="float">
            <text:p>-0.2389094462</text:p>
          </table:table-cell>
          <table:table-cell table:formula="of:=([.D58]+[.E57]*[.$O$1])/([.$O$1]+1)" office:value-type="float" office:value="-0.354504853121731" calcext:value-type="float">
            <text:p>-0.3545048531</text:p>
          </table:table-cell>
          <table:table-cell table:number-columns-repeated="1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$I$1]*SIN([.A59]*2*PI()/20)" office:value-type="float" office:value="-0.809016994374949" calcext:value-type="float">
            <text:p>-0.8090169944</text:p>
          </table:table-cell>
          <table:table-cell table:formula="of:=[.B59]+(0.5-RAND())*[.$L$1]" office:value-type="float" office:value="-0.738932406942144" calcext:value-type="float">
            <text:p>-0.7389324069</text:p>
          </table:table-cell>
          <table:table-cell table:formula="of:=([.$R$1]/([.$R$1]+1))*([.D58]+[.C59]-[.C58])" office:value-type="float" office:value="-0.212750868282371" calcext:value-type="float">
            <text:p>-0.2127508683</text:p>
          </table:table-cell>
          <table:table-cell table:formula="of:=([.D59]+[.E58]*[.$O$1])/([.$O$1]+1)" office:value-type="float" office:value="-0.326154056153859" calcext:value-type="float">
            <text:p>-0.3261540562</text:p>
          </table:table-cell>
          <table:table-cell table:number-columns-repeated="1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$I$1]*SIN([.A60]*2*PI()/20)" office:value-type="float" office:value="-0.587785252292474" calcext:value-type="float">
            <text:p>-0.5877852523</text:p>
          </table:table-cell>
          <table:table-cell table:formula="of:=[.B60]+(0.5-RAND())*[.$L$1]" office:value-type="float" office:value="-1.01756175624689" calcext:value-type="float">
            <text:p>-1.0175617562</text:p>
          </table:table-cell>
          <table:table-cell table:formula="of:=([.$R$1]/([.$R$1]+1))*([.D59]+[.C60]-[.C59])" office:value-type="float" office:value="-0.393104174069696" calcext:value-type="float">
            <text:p>-0.3931041741</text:p>
          </table:table-cell>
          <table:table-cell table:formula="of:=([.D60]+[.E59]*[.$O$1])/([.$O$1]+1)" office:value-type="float" office:value="-0.339544079737026" calcext:value-type="float">
            <text:p>-0.3395440797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$I$1]*SIN([.A61]*2*PI()/20)" office:value-type="float" office:value="-0.30901699437495" calcext:value-type="float">
            <text:p>-0.3090169944</text:p>
          </table:table-cell>
          <table:table-cell table:formula="of:=[.B61]+(0.5-RAND())*[.$L$1]" office:value-type="float" office:value="-0.268344657576604" calcext:value-type="float">
            <text:p>-0.2683446576</text:p>
          </table:table-cell>
          <table:table-cell table:formula="of:=([.$R$1]/([.$R$1]+1))*([.D60]+[.C61]-[.C60])" office:value-type="float" office:value="0.284890339680475" calcext:value-type="float">
            <text:p>0.2848903397</text:p>
          </table:table-cell>
          <table:table-cell table:formula="of:=([.D61]+[.E60]*[.$O$1])/([.$O$1]+1)" office:value-type="float" office:value="-0.214657195853526" calcext:value-type="float">
            <text:p>-0.2146571959</text:p>
          </table:table-cell>
          <table:table-cell table:number-columns-repeated="1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$I$1]*SIN([.A62]*2*PI()/20)" office:value-type="float" office:value="-7.34788079488412E-016" calcext:value-type="float">
            <text:p>-7.34788079488412E-16</text:p>
          </table:table-cell>
          <table:table-cell table:formula="of:=[.B62]+(0.5-RAND())*[.$L$1]" office:value-type="float" office:value="0.354231728361967" calcext:value-type="float">
            <text:p>0.3542317284</text:p>
          </table:table-cell>
          <table:table-cell table:formula="of:=([.$R$1]/([.$R$1]+1))*([.D61]+[.C62]-[.C61])" office:value-type="float" office:value="0.725973380495236" calcext:value-type="float">
            <text:p>0.7259733805</text:p>
          </table:table-cell>
          <table:table-cell table:formula="of:=([.D62]+[.E61]*[.$O$1])/([.$O$1]+1)" office:value-type="float" office:value="-0.0265310805837736" calcext:value-type="float">
            <text:p>-0.0265310806</text:p>
          </table:table-cell>
          <table:table-cell table:number-columns-repeated="1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$I$1]*SIN([.A63]*2*PI()/20)" office:value-type="float" office:value="0.309016994374948" calcext:value-type="float">
            <text:p>0.3090169944</text:p>
          </table:table-cell>
          <table:table-cell table:formula="of:=[.B63]+(0.5-RAND())*[.$L$1]" office:value-type="float" office:value="0.00315321057518853" calcext:value-type="float">
            <text:p>0.0031532106</text:p>
          </table:table-cell>
          <table:table-cell table:formula="of:=([.$R$1]/([.$R$1]+1))*([.D62]+[.C63]-[.C62])" office:value-type="float" office:value="0.299915890166766" calcext:value-type="float">
            <text:p>0.2999158902</text:p>
          </table:table-cell>
          <table:table-cell table:formula="of:=([.D63]+[.E62]*[.$O$1])/([.$O$1]+1)" office:value-type="float" office:value="0.0387583135663344" calcext:value-type="float">
            <text:p>0.0387583136</text:p>
          </table:table-cell>
          <table:table-cell table:number-columns-repeated="1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$I$1]*SIN([.A64]*2*PI()/20)" office:value-type="float" office:value="0.587785252292473" calcext:value-type="float">
            <text:p>0.5877852523</text:p>
          </table:table-cell>
          <table:table-cell table:formula="of:=[.B64]+(0.5-RAND())*[.$L$1]" office:value-type="float" office:value="0.716452174193719" calcext:value-type="float">
            <text:p>0.7164521742</text:p>
          </table:table-cell>
          <table:table-cell table:formula="of:=([.$R$1]/([.$R$1]+1))*([.D63]+[.C64]-[.C63])" office:value-type="float" office:value="0.810571883028238" calcext:value-type="float">
            <text:p>0.810571883</text:p>
          </table:table-cell>
          <table:table-cell table:formula="of:=([.D64]+[.E63]*[.$O$1])/([.$O$1]+1)" office:value-type="float" office:value="0.193121027458715" calcext:value-type="float">
            <text:p>0.1931210275</text:p>
          </table:table-cell>
          <table:table-cell table:number-columns-repeated="1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$I$1]*SIN([.A65]*2*PI()/20)" office:value-type="float" office:value="0.809016994374948" calcext:value-type="float">
            <text:p>0.8090169944</text:p>
          </table:table-cell>
          <table:table-cell table:formula="of:=[.B65]+(0.5-RAND())*[.$L$1]" office:value-type="float" office:value="0.929628348406462" calcext:value-type="float">
            <text:p>0.9296283484</text:p>
          </table:table-cell>
          <table:table-cell table:formula="of:=([.$R$1]/([.$R$1]+1))*([.D64]+[.C65]-[.C64])" office:value-type="float" office:value="0.818998445792784" calcext:value-type="float">
            <text:p>0.8189984458</text:p>
          </table:table-cell>
          <table:table-cell table:formula="of:=([.D65]+[.E64]*[.$O$1])/([.$O$1]+1)" office:value-type="float" office:value="0.318296511125529" calcext:value-type="float">
            <text:p>0.3182965111</text:p>
          </table:table-cell>
          <table:table-cell table:number-columns-repeated="1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$I$1]*SIN([.A66]*2*PI()/20)" office:value-type="float" office:value="0.951056516295153" calcext:value-type="float">
            <text:p>0.9510565163</text:p>
          </table:table-cell>
          <table:table-cell table:formula="of:=[.B66]+(0.5-RAND())*[.$L$1]" office:value-type="float" office:value="0.697435372959779" calcext:value-type="float">
            <text:p>0.697435373</text:p>
          </table:table-cell>
          <table:table-cell table:formula="of:=([.$R$1]/([.$R$1]+1))*([.D65]+[.C66]-[.C65])" office:value-type="float" office:value="0.469444376276881" calcext:value-type="float">
            <text:p>0.4694443763</text:p>
          </table:table-cell>
          <table:table-cell table:formula="of:=([.D66]+[.E65]*[.$O$1])/([.$O$1]+1)" office:value-type="float" office:value="0.348526084155799" calcext:value-type="float">
            <text:p>0.3485260842</text:p>
          </table:table-cell>
          <table:table-cell table:number-columns-repeated="1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$I$1]*SIN([.A67]*2*PI()/20)" office:value-type="float" office:value="1" calcext:value-type="float">
            <text:p>1</text:p>
          </table:table-cell>
          <table:table-cell table:formula="of:=[.B67]+(0.5-RAND())*[.$L$1]" office:value-type="float" office:value="0.550821444532639" calcext:value-type="float">
            <text:p>0.5508214445</text:p>
          </table:table-cell>
          <table:table-cell table:formula="of:=([.$R$1]/([.$R$1]+1))*([.D66]+[.C67]-[.C66])" office:value-type="float" office:value="0.258264358279793" calcext:value-type="float">
            <text:p>0.2582643583</text:p>
          </table:table-cell>
          <table:table-cell table:formula="of:=([.D67]+[.E66]*[.$O$1])/([.$O$1]+1)" office:value-type="float" office:value="0.330473738980598" calcext:value-type="float">
            <text:p>0.330473739</text:p>
          </table:table-cell>
          <table:table-cell table:number-columns-repeated="1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$I$1]*SIN([.A68]*2*PI()/20)" office:value-type="float" office:value="0.951056516295154" calcext:value-type="float">
            <text:p>0.9510565163</text:p>
          </table:table-cell>
          <table:table-cell table:formula="of:=[.B68]+(0.5-RAND())*[.$L$1]" office:value-type="float" office:value="1.24276825821459" calcext:value-type="float">
            <text:p>1.2427682582</text:p>
          </table:table-cell>
          <table:table-cell table:formula="of:=([.$R$1]/([.$R$1]+1))*([.D67]+[.C68]-[.C67])" office:value-type="float" office:value="0.760168937569396" calcext:value-type="float">
            <text:p>0.7601689376</text:p>
          </table:table-cell>
          <table:table-cell table:formula="of:=([.D68]+[.E67]*[.$O$1])/([.$O$1]+1)" office:value-type="float" office:value="0.416412778698358" calcext:value-type="float">
            <text:p>0.4164127787</text:p>
          </table:table-cell>
          <table:table-cell table:number-columns-repeated="1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$I$1]*SIN([.A69]*2*PI()/20)" office:value-type="float" office:value="0.809016994374949" calcext:value-type="float">
            <text:p>0.8090169944</text:p>
          </table:table-cell>
          <table:table-cell table:formula="of:=[.B69]+(0.5-RAND())*[.$L$1]" office:value-type="float" office:value="0.410137065383365" calcext:value-type="float">
            <text:p>0.4101370654</text:p>
          </table:table-cell>
          <table:table-cell table:formula="of:=([.$R$1]/([.$R$1]+1))*([.D68]+[.C69]-[.C68])" office:value-type="float" office:value="-0.0579698042094639" calcext:value-type="float">
            <text:p>-0.0579698042</text:p>
          </table:table-cell>
          <table:table-cell table:formula="of:=([.D69]+[.E68]*[.$O$1])/([.$O$1]+1)" office:value-type="float" office:value="0.321536262116793" calcext:value-type="float">
            <text:p>0.3215362621</text:p>
          </table:table-cell>
          <table:table-cell table:number-columns-repeated="1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$I$1]*SIN([.A70]*2*PI()/20)" office:value-type="float" office:value="0.587785252292474" calcext:value-type="float">
            <text:p>0.5877852523</text:p>
          </table:table-cell>
          <table:table-cell table:formula="of:=[.B70]+(0.5-RAND())*[.$L$1]" office:value-type="float" office:value="0.731764933089767" calcext:value-type="float">
            <text:p>0.7317649331</text:p>
          </table:table-cell>
          <table:table-cell table:formula="of:=([.$R$1]/([.$R$1]+1))*([.D69]+[.C70]-[.C69])" office:value-type="float" office:value="0.21092645079755" calcext:value-type="float">
            <text:p>0.2109264508</text:p>
          </table:table-cell>
          <table:table-cell table:formula="of:=([.D70]+[.E69]*[.$O$1])/([.$O$1]+1)" office:value-type="float" office:value="0.299414299852945" calcext:value-type="float">
            <text:p>0.2994142999</text:p>
          </table:table-cell>
          <table:table-cell table:number-columns-repeated="1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$I$1]*SIN([.A71]*2*PI()/20)" office:value-type="float" office:value="0.309016994374947" calcext:value-type="float">
            <text:p>0.3090169944</text:p>
          </table:table-cell>
          <table:table-cell table:formula="of:=[.B71]+(0.5-RAND())*[.$L$1]" office:value-type="float" office:value="0.556869658663872" calcext:value-type="float">
            <text:p>0.5568696587</text:p>
          </table:table-cell>
          <table:table-cell table:formula="of:=([.$R$1]/([.$R$1]+1))*([.D70]+[.C71]-[.C70])" office:value-type="float" office:value="0.0288249410973242" calcext:value-type="float">
            <text:p>0.0288249411</text:p>
          </table:table-cell>
          <table:table-cell table:formula="of:=([.D71]+[.E70]*[.$O$1])/([.$O$1]+1)" office:value-type="float" office:value="0.245296428101821" calcext:value-type="float">
            <text:p>0.2452964281</text:p>
          </table:table-cell>
          <table:table-cell table:number-columns-repeated="1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$I$1]*SIN([.A72]*2*PI()/20)" office:value-type="float" office:value="8.57252759403147E-016" calcext:value-type="float">
            <text:p>8.57252759403147E-16</text:p>
          </table:table-cell>
          <table:table-cell table:formula="of:=[.B72]+(0.5-RAND())*[.$L$1]" office:value-type="float" office:value="0.151520167228674" calcext:value-type="float">
            <text:p>0.1515201672</text:p>
          </table:table-cell>
          <table:table-cell table:formula="of:=([.$R$1]/([.$R$1]+1))*([.D71]+[.C72]-[.C71])" office:value-type="float" office:value="-0.301219640270299" calcext:value-type="float">
            <text:p>-0.3012196403</text:p>
          </table:table-cell>
          <table:table-cell table:formula="of:=([.D72]+[.E71]*[.$O$1])/([.$O$1]+1)" office:value-type="float" office:value="0.135993214427397" calcext:value-type="float">
            <text:p>0.1359932144</text:p>
          </table:table-cell>
          <table:table-cell table:number-columns-repeated="1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$I$1]*SIN([.A73]*2*PI()/20)" office:value-type="float" office:value="-0.309016994374948" calcext:value-type="float">
            <text:p>-0.3090169944</text:p>
          </table:table-cell>
          <table:table-cell table:formula="of:=[.B73]+(0.5-RAND())*[.$L$1]" office:value-type="float" office:value="-0.16982562734062" calcext:value-type="float">
            <text:p>-0.1698256273</text:p>
          </table:table-cell>
          <table:table-cell table:formula="of:=([.$R$1]/([.$R$1]+1))*([.D72]+[.C73]-[.C72])" office:value-type="float" office:value="-0.498052347871674" calcext:value-type="float">
            <text:p>-0.4980523479</text:p>
          </table:table-cell>
          <table:table-cell table:formula="of:=([.D73]+[.E72]*[.$O$1])/([.$O$1]+1)" office:value-type="float" office:value="0.0091841019675825" calcext:value-type="float">
            <text:p>0.009184102</text:p>
          </table:table-cell>
          <table:table-cell table:number-columns-repeated="1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$I$1]*SIN([.A74]*2*PI()/20)" office:value-type="float" office:value="-0.587785252292473" calcext:value-type="float">
            <text:p>-0.5877852523</text:p>
          </table:table-cell>
          <table:table-cell table:formula="of:=[.B74]+(0.5-RAND())*[.$L$1]" office:value-type="float" office:value="-0.158136107080353" calcext:value-type="float">
            <text:p>-0.1581361071</text:p>
          </table:table-cell>
          <table:table-cell table:formula="of:=([.$R$1]/([.$R$1]+1))*([.D73]+[.C74]-[.C73])" office:value-type="float" office:value="-0.389090262089126" calcext:value-type="float">
            <text:p>-0.3890902621</text:p>
          </table:table-cell>
          <table:table-cell table:formula="of:=([.D74]+[.E73]*[.$O$1])/([.$O$1]+1)" office:value-type="float" office:value="-0.0704707708437592" calcext:value-type="float">
            <text:p>-0.0704707708</text:p>
          </table:table-cell>
          <table:table-cell table:number-columns-repeated="1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$I$1]*SIN([.A75]*2*PI()/20)" office:value-type="float" office:value="-0.809016994374946" calcext:value-type="float">
            <text:p>-0.8090169944</text:p>
          </table:table-cell>
          <table:table-cell table:formula="of:=[.B75]+(0.5-RAND())*[.$L$1]" office:value-type="float" office:value="-0.709645407802351" calcext:value-type="float">
            <text:p>-0.7096454078</text:p>
          </table:table-cell>
          <table:table-cell table:formula="of:=([.$R$1]/([.$R$1]+1))*([.D74]+[.C75]-[.C74])" office:value-type="float" office:value="-0.7524796502489" calcext:value-type="float">
            <text:p>-0.7524796502</text:p>
          </table:table-cell>
          <table:table-cell table:formula="of:=([.D75]+[.E74]*[.$O$1])/([.$O$1]+1)" office:value-type="float" office:value="-0.206872546724787" calcext:value-type="float">
            <text:p>-0.2068725467</text:p>
          </table:table-cell>
          <table:table-cell table:number-columns-repeated="1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$I$1]*SIN([.A76]*2*PI()/20)" office:value-type="float" office:value="-0.951056516295153" calcext:value-type="float">
            <text:p>-0.9510565163</text:p>
          </table:table-cell>
          <table:table-cell table:formula="of:=[.B76]+(0.5-RAND())*[.$L$1]" office:value-type="float" office:value="-0.480127440929539" calcext:value-type="float">
            <text:p>-0.4801274409</text:p>
          </table:table-cell>
          <table:table-cell table:formula="of:=([.$R$1]/([.$R$1]+1))*([.D75]+[.C76]-[.C75])" office:value-type="float" office:value="-0.41836934670087" calcext:value-type="float">
            <text:p>-0.4183693467</text:p>
          </table:table-cell>
          <table:table-cell table:formula="of:=([.D76]+[.E75]*[.$O$1])/([.$O$1]+1)" office:value-type="float" office:value="-0.249171906720004" calcext:value-type="float">
            <text:p>-0.2491719067</text:p>
          </table:table-cell>
          <table:table-cell table:number-columns-repeated="1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$I$1]*SIN([.A77]*2*PI()/20)" office:value-type="float" office:value="-1" calcext:value-type="float">
            <text:p>-1</text:p>
          </table:table-cell>
          <table:table-cell table:formula="of:=[.B77]+(0.5-RAND())*[.$L$1]" office:value-type="float" office:value="-1.32609109442178" calcext:value-type="float">
            <text:p>-1.3260910944</text:p>
          </table:table-cell>
          <table:table-cell table:formula="of:=([.$R$1]/([.$R$1]+1))*([.D76]+[.C77]-[.C76])" office:value-type="float" office:value="-1.01146640015449" calcext:value-type="float">
            <text:p>-1.0114664002</text:p>
          </table:table-cell>
          <table:table-cell table:formula="of:=([.D77]+[.E76]*[.$O$1])/([.$O$1]+1)" office:value-type="float" office:value="-0.401630805406901" calcext:value-type="float">
            <text:p>-0.4016308054</text:p>
          </table:table-cell>
          <table:table-cell table:number-columns-repeated="1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$I$1]*SIN([.A78]*2*PI()/20)" office:value-type="float" office:value="-0.951056516295154" calcext:value-type="float">
            <text:p>-0.9510565163</text:p>
          </table:table-cell>
          <table:table-cell table:formula="of:=[.B78]+(0.5-RAND())*[.$L$1]" office:value-type="float" office:value="-0.63343584103904" calcext:value-type="float">
            <text:p>-0.633435841</text:p>
          </table:table-cell>
          <table:table-cell table:formula="of:=([.$R$1]/([.$R$1]+1))*([.D77]+[.C78]-[.C77])" office:value-type="float" office:value="-0.255048917417399" calcext:value-type="float">
            <text:p>-0.2550489174</text:p>
          </table:table-cell>
          <table:table-cell table:formula="of:=([.D78]+[.E77]*[.$O$1])/([.$O$1]+1)" office:value-type="float" office:value="-0.372314427809" calcext:value-type="float">
            <text:p>-0.3723144278</text:p>
          </table:table-cell>
          <table:table-cell table:number-columns-repeated="1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$I$1]*SIN([.A79]*2*PI()/20)" office:value-type="float" office:value="-0.809016994374947" calcext:value-type="float">
            <text:p>-0.8090169944</text:p>
          </table:table-cell>
          <table:table-cell table:formula="of:=[.B79]+(0.5-RAND())*[.$L$1]" office:value-type="float" office:value="-0.660337245819609" calcext:value-type="float">
            <text:p>-0.6603372458</text:p>
          </table:table-cell>
          <table:table-cell table:formula="of:=([.$R$1]/([.$R$1]+1))*([.D78]+[.C79]-[.C78])" office:value-type="float" office:value="-0.225560257758374" calcext:value-type="float">
            <text:p>-0.2255602578</text:p>
          </table:table-cell>
          <table:table-cell table:formula="of:=([.D79]+[.E78]*[.$O$1])/([.$O$1]+1)" office:value-type="float" office:value="-0.342963593798875" calcext:value-type="float">
            <text:p>-0.3429635938</text:p>
          </table:table-cell>
          <table:table-cell table:number-columns-repeated="1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$I$1]*SIN([.A80]*2*PI()/20)" office:value-type="float" office:value="-0.587785252292474" calcext:value-type="float">
            <text:p>-0.5877852523</text:p>
          </table:table-cell>
          <table:table-cell table:formula="of:=[.B80]+(0.5-RAND())*[.$L$1]" office:value-type="float" office:value="-0.359439923173143" calcext:value-type="float">
            <text:p>-0.3594399232</text:p>
          </table:table-cell>
          <table:table-cell table:formula="of:=([.$R$1]/([.$R$1]+1))*([.D79]+[.C80]-[.C79])" office:value-type="float" office:value="0.0602696519104729" calcext:value-type="float">
            <text:p>0.0602696519</text:p>
          </table:table-cell>
          <table:table-cell table:formula="of:=([.D80]+[.E79]*[.$O$1])/([.$O$1]+1)" office:value-type="float" office:value="-0.262316944657006" calcext:value-type="float">
            <text:p>-0.2623169447</text:p>
          </table:table-cell>
          <table:table-cell table:number-columns-repeated="1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$I$1]*SIN([.A81]*2*PI()/20)" office:value-type="float" office:value="-0.309016994374947" calcext:value-type="float">
            <text:p>-0.3090169944</text:p>
          </table:table-cell>
          <table:table-cell table:formula="of:=[.B81]+(0.5-RAND())*[.$L$1]" office:value-type="float" office:value="-0.050962812294" calcext:value-type="float">
            <text:p>-0.0509628123</text:p>
          </table:table-cell>
          <table:table-cell table:formula="of:=([.$R$1]/([.$R$1]+1))*([.D80]+[.C81]-[.C80])" office:value-type="float" office:value="0.294997410231693" calcext:value-type="float">
            <text:p>0.2949974102</text:p>
          </table:table-cell>
          <table:table-cell table:formula="of:=([.D81]+[.E80]*[.$O$1])/([.$O$1]+1)" office:value-type="float" office:value="-0.150854073679266" calcext:value-type="float">
            <text:p>-0.1508540737</text:p>
          </table:table-cell>
          <table:table-cell table:number-columns-repeated="1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$I$1]*SIN([.A82]*2*PI()/20)" office:value-type="float" office:value="-9.79717439317883E-016" calcext:value-type="float">
            <text:p>-9.79717439317883E-16</text:p>
          </table:table-cell>
          <table:table-cell table:formula="of:=[.B82]+(0.5-RAND())*[.$L$1]" office:value-type="float" office:value="-0.376201594016333" calcext:value-type="float">
            <text:p>-0.376201594</text:p>
          </table:table-cell>
          <table:table-cell table:formula="of:=([.$R$1]/([.$R$1]+1))*([.D81]+[.C82]-[.C81])" office:value-type="float" office:value="-0.0241930971925123" calcext:value-type="float">
            <text:p>-0.0241930972</text:p>
          </table:table-cell>
          <table:table-cell table:formula="of:=([.D82]+[.E81]*[.$O$1])/([.$O$1]+1)" office:value-type="float" office:value="-0.125521878381915" calcext:value-type="float">
            <text:p>-0.1255218784</text:p>
          </table:table-cell>
          <table:table-cell table:number-columns-repeated="1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$I$1]*SIN([.A83]*2*PI()/20)" office:value-type="float" office:value="0.309016994374945" calcext:value-type="float">
            <text:p>0.3090169944</text:p>
          </table:table-cell>
          <table:table-cell table:formula="of:=[.B83]+(0.5-RAND())*[.$L$1]" office:value-type="float" office:value="-0.158931652420626" calcext:value-type="float">
            <text:p>-0.1589316524</text:p>
          </table:table-cell>
          <table:table-cell table:formula="of:=([.$R$1]/([.$R$1]+1))*([.D82]+[.C83]-[.C82])" office:value-type="float" office:value="0.154461475522556" calcext:value-type="float">
            <text:p>0.1544614755</text:p>
          </table:table-cell>
          <table:table-cell table:formula="of:=([.D83]+[.E82]*[.$O$1])/([.$O$1]+1)" office:value-type="float" office:value="-0.069525207601021" calcext:value-type="float">
            <text:p>-0.0695252076</text:p>
          </table:table-cell>
          <table:table-cell table:number-columns-repeated="1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$I$1]*SIN([.A84]*2*PI()/20)" office:value-type="float" office:value="0.587785252292469" calcext:value-type="float">
            <text:p>0.5877852523</text:p>
          </table:table-cell>
          <table:table-cell table:formula="of:=[.B84]+(0.5-RAND())*[.$L$1]" office:value-type="float" office:value="0.32555483336043" calcext:value-type="float">
            <text:p>0.3255548334</text:p>
          </table:table-cell>
          <table:table-cell table:formula="of:=([.$R$1]/([.$R$1]+1))*([.D83]+[.C84]-[.C83])" office:value-type="float" office:value="0.51115836904289" calcext:value-type="float">
            <text:p>0.511158369</text:p>
          </table:table-cell>
          <table:table-cell table:formula="of:=([.D84]+[.E83]*[.$O$1])/([.$O$1]+1)" office:value-type="float" office:value="0.0466115077277612" calcext:value-type="float">
            <text:p>0.0466115077</text:p>
          </table:table-cell>
          <table:table-cell table:number-columns-repeated="1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$I$1]*SIN([.A85]*2*PI()/20)" office:value-type="float" office:value="0.809016994374948" calcext:value-type="float">
            <text:p>0.8090169944</text:p>
          </table:table-cell>
          <table:table-cell table:formula="of:=[.B85]+(0.5-RAND())*[.$L$1]" office:value-type="float" office:value="0.882189488015949" calcext:value-type="float">
            <text:p>0.882189488</text:p>
          </table:table-cell>
          <table:table-cell table:formula="of:=([.$R$1]/([.$R$1]+1))*([.D84]+[.C85]-[.C84])" office:value-type="float" office:value="0.854234418958727" calcext:value-type="float">
            <text:p>0.854234419</text:p>
          </table:table-cell>
          <table:table-cell table:formula="of:=([.D85]+[.E84]*[.$O$1])/([.$O$1]+1)" office:value-type="float" office:value="0.208136089973954" calcext:value-type="float">
            <text:p>0.20813609</text:p>
          </table:table-cell>
          <table:table-cell table:number-columns-repeated="1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$I$1]*SIN([.A86]*2*PI()/20)" office:value-type="float" office:value="0.951056516295153" calcext:value-type="float">
            <text:p>0.9510565163</text:p>
          </table:table-cell>
          <table:table-cell table:formula="of:=[.B86]+(0.5-RAND())*[.$L$1]" office:value-type="float" office:value="1.40909515515651" calcext:value-type="float">
            <text:p>1.4090951552</text:p>
          </table:table-cell>
          <table:table-cell table:formula="of:=([.$R$1]/([.$R$1]+1))*([.D85]+[.C86]-[.C85])" office:value-type="float" office:value="1.10491206887943" calcext:value-type="float">
            <text:p>1.1049120689</text:p>
          </table:table-cell>
          <table:table-cell table:formula="of:=([.D86]+[.E85]*[.$O$1])/([.$O$1]+1)" office:value-type="float" office:value="0.38749128575505" calcext:value-type="float">
            <text:p>0.3874912858</text:p>
          </table:table-cell>
          <table:table-cell table:number-columns-repeated="1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$I$1]*SIN([.A87]*2*PI()/20)" office:value-type="float" office:value="1" calcext:value-type="float">
            <text:p>1</text:p>
          </table:table-cell>
          <table:table-cell table:formula="of:=[.B87]+(0.5-RAND())*[.$L$1]" office:value-type="float" office:value="0.675897686926783" calcext:value-type="float">
            <text:p>0.6758976869</text:p>
          </table:table-cell>
          <table:table-cell table:formula="of:=([.$R$1]/([.$R$1]+1))*([.D86]+[.C87]-[.C86])" office:value-type="float" office:value="0.297371680519762" calcext:value-type="float">
            <text:p>0.2973716805</text:p>
          </table:table-cell>
          <table:table-cell table:formula="of:=([.D87]+[.E86]*[.$O$1])/([.$O$1]+1)" office:value-type="float" office:value="0.369467364707992" calcext:value-type="float">
            <text:p>0.3694673647</text:p>
          </table:table-cell>
          <table:table-cell table:number-columns-repeated="1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$I$1]*SIN([.A88]*2*PI()/20)" office:value-type="float" office:value="0.951056516295154" calcext:value-type="float">
            <text:p>0.9510565163</text:p>
          </table:table-cell>
          <table:table-cell table:formula="of:=[.B88]+(0.5-RAND())*[.$L$1]" office:value-type="float" office:value="0.575614360370741" calcext:value-type="float">
            <text:p>0.5756143604</text:p>
          </table:table-cell>
          <table:table-cell table:formula="of:=([.$R$1]/([.$R$1]+1))*([.D87]+[.C88]-[.C87])" office:value-type="float" office:value="0.157670683170977" calcext:value-type="float">
            <text:p>0.1576706832</text:p>
          </table:table-cell>
          <table:table-cell table:formula="of:=([.D88]+[.E87]*[.$O$1])/([.$O$1]+1)" office:value-type="float" office:value="0.327108028400589" calcext:value-type="float">
            <text:p>0.3271080284</text:p>
          </table:table-cell>
          <table:table-cell table:number-columns-repeated="1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$I$1]*SIN([.A89]*2*PI()/20)" office:value-type="float" office:value="0.809016994374949" calcext:value-type="float">
            <text:p>0.8090169944</text:p>
          </table:table-cell>
          <table:table-cell table:formula="of:=[.B89]+(0.5-RAND())*[.$L$1]" office:value-type="float" office:value="0.347213509842747" calcext:value-type="float">
            <text:p>0.3472135098</text:p>
          </table:table-cell>
          <table:table-cell table:formula="of:=([.$R$1]/([.$R$1]+1))*([.D88]+[.C89]-[.C88])" office:value-type="float" office:value="-0.0565841338856134" calcext:value-type="float">
            <text:p>-0.0565841339</text:p>
          </table:table-cell>
          <table:table-cell table:formula="of:=([.D89]+[.E88]*[.$O$1])/([.$O$1]+1)" office:value-type="float" office:value="0.250369595943349" calcext:value-type="float">
            <text:p>0.2503695959</text:p>
          </table:table-cell>
          <table:table-cell table:number-columns-repeated="1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$I$1]*SIN([.A90]*2*PI()/20)" office:value-type="float" office:value="0.587785252292477" calcext:value-type="float">
            <text:p>0.5877852523</text:p>
          </table:table-cell>
          <table:table-cell table:formula="of:=[.B90]+(0.5-RAND())*[.$L$1]" office:value-type="float" office:value="0.323537382196151" calcext:value-type="float">
            <text:p>0.3235373822</text:p>
          </table:table-cell>
          <table:table-cell table:formula="of:=([.$R$1]/([.$R$1]+1))*([.D89]+[.C90]-[.C89])" office:value-type="float" office:value="-0.0642082092257675" calcext:value-type="float">
            <text:p>-0.0642082092</text:p>
          </table:table-cell>
          <table:table-cell table:formula="of:=([.D90]+[.E89]*[.$O$1])/([.$O$1]+1)" office:value-type="float" office:value="0.187454034909525" calcext:value-type="float">
            <text:p>0.1874540349</text:p>
          </table:table-cell>
          <table:table-cell table:number-columns-repeated="1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$I$1]*SIN([.A91]*2*PI()/20)" office:value-type="float" office:value="0.309016994374947" calcext:value-type="float">
            <text:p>0.3090169944</text:p>
          </table:table-cell>
          <table:table-cell table:formula="of:=[.B91]+(0.5-RAND())*[.$L$1]" office:value-type="float" office:value="0.139803762708928" calcext:value-type="float">
            <text:p>0.1398037627</text:p>
          </table:table-cell>
          <table:table-cell table:formula="of:=([.$R$1]/([.$R$1]+1))*([.D90]+[.C91]-[.C90])" office:value-type="float" office:value="-0.198353462970393" calcext:value-type="float">
            <text:p>-0.198353463</text:p>
          </table:table-cell>
          <table:table-cell table:formula="of:=([.D91]+[.E90]*[.$O$1])/([.$O$1]+1)" office:value-type="float" office:value="0.110292535333542" calcext:value-type="float">
            <text:p>0.1102925353</text:p>
          </table:table-cell>
          <table:table-cell table:number-columns-repeated="1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$I$1]*SIN([.A92]*2*PI()/20)" office:value-type="float" office:value="1.10218211923262E-015" calcext:value-type="float">
            <text:p>1.10218211923262E-15</text:p>
          </table:table-cell>
          <table:table-cell table:formula="of:=[.B92]+(0.5-RAND())*[.$L$1]" office:value-type="float" office:value="-0.0849372886795131" calcext:value-type="float">
            <text:p>-0.0849372887</text:p>
          </table:table-cell>
          <table:table-cell table:formula="of:=([.$R$1]/([.$R$1]+1))*([.D91]+[.C92]-[.C91])" office:value-type="float" office:value="-0.338475611487067" calcext:value-type="float">
            <text:p>-0.3384756115</text:p>
          </table:table-cell>
          <table:table-cell table:formula="of:=([.D92]+[.E91]*[.$O$1])/([.$O$1]+1)" office:value-type="float" office:value="0.02053890596942" calcext:value-type="float">
            <text:p>0.020538906</text:p>
          </table:table-cell>
          <table:table-cell table:number-columns-repeated="1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$I$1]*SIN([.A93]*2*PI()/20)" office:value-type="float" office:value="-0.309016994374945" calcext:value-type="float">
            <text:p>-0.3090169944</text:p>
          </table:table-cell>
          <table:table-cell table:formula="of:=[.B93]+(0.5-RAND())*[.$L$1]" office:value-type="float" office:value="-0.207489609884316" calcext:value-type="float">
            <text:p>-0.2074896099</text:p>
          </table:table-cell>
          <table:table-cell table:formula="of:=([.$R$1]/([.$R$1]+1))*([.D92]+[.C93]-[.C92])" office:value-type="float" office:value="-0.368822346153496" calcext:value-type="float">
            <text:p>-0.3688223462</text:p>
          </table:table-cell>
          <table:table-cell table:formula="of:=([.D93]+[.E92]*[.$O$1])/([.$O$1]+1)" office:value-type="float" office:value="-0.0573333444551632" calcext:value-type="float">
            <text:p>-0.0573333445</text:p>
          </table:table-cell>
          <table:table-cell table:number-columns-repeated="1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$I$1]*SIN([.A94]*2*PI()/20)" office:value-type="float" office:value="-0.587785252292472" calcext:value-type="float">
            <text:p>-0.5877852523</text:p>
          </table:table-cell>
          <table:table-cell table:formula="of:=[.B94]+(0.5-RAND())*[.$L$1]" office:value-type="float" office:value="-0.456666943260389" calcext:value-type="float">
            <text:p>-0.4566669433</text:p>
          </table:table-cell>
          <table:table-cell table:formula="of:=([.$R$1]/([.$R$1]+1))*([.D93]+[.C94]-[.C93])" office:value-type="float" office:value="-0.494399743623656" calcext:value-type="float">
            <text:p>-0.4943997436</text:p>
          </table:table-cell>
          <table:table-cell table:formula="of:=([.D94]+[.E93]*[.$O$1])/([.$O$1]+1)" office:value-type="float" office:value="-0.144746624288862" calcext:value-type="float">
            <text:p>-0.1447466243</text:p>
          </table:table-cell>
          <table:table-cell table:number-columns-repeated="1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$I$1]*SIN([.A95]*2*PI()/20)" office:value-type="float" office:value="-0.809016994374946" calcext:value-type="float">
            <text:p>-0.8090169944</text:p>
          </table:table-cell>
          <table:table-cell table:formula="of:=[.B95]+(0.5-RAND())*[.$L$1]" office:value-type="float" office:value="-0.789618728286859" calcext:value-type="float">
            <text:p>-0.7896187283</text:p>
          </table:table-cell>
          <table:table-cell table:formula="of:=([.$R$1]/([.$R$1]+1))*([.D94]+[.C95]-[.C94])" office:value-type="float" office:value="-0.6618812229201" calcext:value-type="float">
            <text:p>-0.6618812229</text:p>
          </table:table-cell>
          <table:table-cell table:formula="of:=([.D95]+[.E94]*[.$O$1])/([.$O$1]+1)" office:value-type="float" office:value="-0.248173544015109" calcext:value-type="float">
            <text:p>-0.248173544</text:p>
          </table:table-cell>
          <table:table-cell table:number-columns-repeated="1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$I$1]*SIN([.A96]*2*PI()/20)" office:value-type="float" office:value="-0.951056516295154" calcext:value-type="float">
            <text:p>-0.9510565163</text:p>
          </table:table-cell>
          <table:table-cell table:formula="of:=[.B96]+(0.5-RAND())*[.$L$1]" office:value-type="float" office:value="-1.38748563342463" calcext:value-type="float">
            <text:p>-1.3874856334</text:p>
          </table:table-cell>
          <table:table-cell table:formula="of:=([.$R$1]/([.$R$1]+1))*([.D95]+[.C96]-[.C95])" office:value-type="float" office:value="-1.0077985024463" calcext:value-type="float">
            <text:p>-1.0077985024</text:p>
          </table:table-cell>
          <table:table-cell table:formula="of:=([.D96]+[.E95]*[.$O$1])/([.$O$1]+1)" office:value-type="float" office:value="-0.400098535701347" calcext:value-type="float">
            <text:p>-0.4000985357</text:p>
          </table:table-cell>
          <table:table-cell table:number-columns-repeated="1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$I$1]*SIN([.A97]*2*PI()/20)" office:value-type="float" office:value="-1" calcext:value-type="float">
            <text:p>-1</text:p>
          </table:table-cell>
          <table:table-cell table:formula="of:=[.B97]+(0.5-RAND())*[.$L$1]" office:value-type="float" office:value="-0.814494399108427" calcext:value-type="float">
            <text:p>-0.8144943991</text:p>
          </table:table-cell>
          <table:table-cell table:formula="of:=([.$R$1]/([.$R$1]+1))*([.D96]+[.C97]-[.C96])" office:value-type="float" office:value="-0.347845814504075" calcext:value-type="float">
            <text:p>-0.3478458145</text:p>
          </table:table-cell>
          <table:table-cell table:formula="of:=([.D97]+[.E96]*[.$O$1])/([.$O$1]+1)" office:value-type="float" office:value="-0.389647991461893" calcext:value-type="float">
            <text:p>-0.3896479915</text:p>
          </table:table-cell>
          <table:table-cell table:number-columns-repeated="1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$I$1]*SIN([.A98]*2*PI()/20)" office:value-type="float" office:value="-0.951056516295154" calcext:value-type="float">
            <text:p>-0.9510565163</text:p>
          </table:table-cell>
          <table:table-cell table:formula="of:=[.B98]+(0.5-RAND())*[.$L$1]" office:value-type="float" office:value="-0.796286010945894" calcext:value-type="float">
            <text:p>-0.7962860109</text:p>
          </table:table-cell>
          <table:table-cell table:formula="of:=([.$R$1]/([.$R$1]+1))*([.D97]+[.C98]-[.C97])" office:value-type="float" office:value="-0.263709941073234" calcext:value-type="float">
            <text:p>-0.2637099411</text:p>
          </table:table-cell>
          <table:table-cell table:formula="of:=([.D98]+[.E97]*[.$O$1])/([.$O$1]+1)" office:value-type="float" office:value="-0.364460381384161" calcext:value-type="float">
            <text:p>-0.3644603814</text:p>
          </table:table-cell>
          <table:table-cell table:number-columns-repeated="1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$I$1]*SIN([.A99]*2*PI()/20)" office:value-type="float" office:value="-0.809016994374949" calcext:value-type="float">
            <text:p>-0.8090169944</text:p>
          </table:table-cell>
          <table:table-cell table:formula="of:=[.B99]+(0.5-RAND())*[.$L$1]" office:value-type="float" office:value="-0.4353956509999" calcext:value-type="float">
            <text:p>-0.435395651</text:p>
          </table:table-cell>
          <table:table-cell table:formula="of:=([.$R$1]/([.$R$1]+1))*([.D98]+[.C99]-[.C98])" office:value-type="float" office:value="0.0777443350982084" calcext:value-type="float">
            <text:p>0.0777443351</text:p>
          </table:table-cell>
          <table:table-cell table:formula="of:=([.D99]+[.E98]*[.$O$1])/([.$O$1]+1)" office:value-type="float" office:value="-0.276019438087687" calcext:value-type="float">
            <text:p>-0.2760194381</text:p>
          </table:table-cell>
          <table:table-cell table:number-columns-repeated="1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$I$1]*SIN([.A100]*2*PI()/20)" office:value-type="float" office:value="-0.587785252292477" calcext:value-type="float">
            <text:p>-0.5877852523</text:p>
          </table:table-cell>
          <table:table-cell table:formula="of:=[.B100]+(0.5-RAND())*[.$L$1]" office:value-type="float" office:value="-1.05430089763709" calcext:value-type="float">
            <text:p>-1.0543008976</text:p>
          </table:table-cell>
          <table:table-cell table:formula="of:=([.$R$1]/([.$R$1]+1))*([.D99]+[.C100]-[.C99])" office:value-type="float" office:value="-0.432928729231185" calcext:value-type="float">
            <text:p>-0.4329287292</text:p>
          </table:table-cell>
          <table:table-cell table:formula="of:=([.D100]+[.E99]*[.$O$1])/([.$O$1]+1)" office:value-type="float" office:value="-0.307401296316387" calcext:value-type="float">
            <text:p>-0.3074012963</text:p>
          </table:table-cell>
          <table:table-cell table:number-columns-repeated="1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$I$1]*SIN([.A101]*2*PI()/20)" office:value-type="float" office:value="-0.309016994374947" calcext:value-type="float">
            <text:p>-0.3090169944</text:p>
          </table:table-cell>
          <table:table-cell table:formula="of:=[.B101]+(0.5-RAND())*[.$L$1]" office:value-type="float" office:value="-0.725878902290419" calcext:value-type="float">
            <text:p>-0.7258789023</text:p>
          </table:table-cell>
          <table:table-cell table:formula="of:=([.$R$1]/([.$R$1]+1))*([.D100]+[.C101]-[.C100])" office:value-type="float" office:value="-0.0836053871076116" calcext:value-type="float">
            <text:p>-0.0836053871</text:p>
          </table:table-cell>
          <table:table-cell table:formula="of:=([.D101]+[.E100]*[.$O$1])/([.$O$1]+1)" office:value-type="float" office:value="-0.262642114474632" calcext:value-type="float">
            <text:p>-0.2626421145</text:p>
          </table:table-cell>
          <table:table-cell table:number-columns-repeated="1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$I$1]*SIN([.A102]*2*PI()/20)" office:value-type="float" office:value="-1.22464679914735E-015" calcext:value-type="float">
            <text:p>-1.22464679914735E-15</text:p>
          </table:table-cell>
          <table:table-cell table:formula="of:=[.B102]+(0.5-RAND())*[.$L$1]" office:value-type="float" office:value="0.449070804115914" calcext:value-type="float">
            <text:p>0.4490708041</text:p>
          </table:table-cell>
          <table:table-cell table:formula="of:=([.$R$1]/([.$R$1]+1))*([.D101]+[.C102]-[.C101])" office:value-type="float" office:value="0.873075455438977" calcext:value-type="float">
            <text:p>0.8730754554</text:p>
          </table:table-cell>
          <table:table-cell table:formula="of:=([.D102]+[.E101]*[.$O$1])/([.$O$1]+1)" office:value-type="float" office:value="-0.0354986004919098" calcext:value-type="float">
            <text:p>-0.035498600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2:59:02.515424989</meta:creation-date>
    <dc:date>2016-09-10T15:16:16.552655449</dc:date>
    <meta:editing-duration>PT2H1M59S</meta:editing-duration>
    <meta:editing-cycles>11</meta:editing-cycles>
    <meta:generator>LibreOffice/5.0.6.2$Linux_X86_64 LibreOffice_project/00m0$Build-2</meta:generator>
    <meta:document-statistic meta:table-count="1" meta:cell-count="5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394cm" svg:height="19.896cm" xlink:href=".." xlink:type="simple" chart:class="chart:scatter" chart:style-name="ch1">
        <chart:legend chart:legend-position="end" svg:x="34.383cm" svg:y="8.902cm" style:legend-expansion="high" chart:style-name="ch2"/>
        <chart:plot-area chart:style-name="ch3" table:cell-range-address="Sheet1.A1:Sheet1.E102" chart:data-source-has-labels="row" svg:x="0.747cm" svg:y="0.397cm" svg:width="32.889cm" svg:height="19.102cm">
          <chartooo:coordinate-region svg:x="1.58cm" svg:y="0.596cm" svg:width="31.776cm" svg:height="18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series chart:style-name="ch7" chart:values-cell-range-address="Sheet1.C2:Sheet1.C102" chart:label-cell-address="Sheet1.C1:Sheet1.C1" chart:class="chart:scatter">
            <chart:data-point chart:repeated="101"/>
          </chart:series>
          <chart:series chart:style-name="ch8" chart:values-cell-range-address="Sheet1.D2:Sheet1.D102" chart:label-cell-address="Sheet1.D1:Sheet1.D1" chart:class="chart:scatter">
            <chart:data-point chart:repeated="101"/>
          </chart:series>
          <chart:series chart:style-name="ch9" chart:values-cell-range-address="Sheet1.E2:Sheet1.E102" chart:label-cell-address="Sheet1.E1:Sheet1.E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ooth</text:p>
                <draw:g>
                  <svg:desc>Sheet1.B1:Sheet1.B1</svg:desc>
                </draw:g>
              </table:table-cell>
              <table:table-cell office:value-type="string">
                <text:p>with noise</text:p>
                <draw:g>
                  <svg:desc>Sheet1.C1:Sheet1.C1</svg:desc>
                </draw:g>
              </table:table-cell>
              <table:table-cell office:value-type="string">
                <text:p>high pass</text:p>
                <draw:g>
                  <svg:desc>Sheet1.D1:Sheet1.D1</svg:desc>
                </draw:g>
              </table:table-cell>
              <table:table-cell office:value-type="string">
                <text:p>+ low pas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  <table:table-cell office:value-type="float" office:value="-0.0868964595054217">
                <text:p>-0.0868964595054217</text:p>
                <draw:g>
                  <svg:desc>Sheet1.C2:Sheet1.C102</svg:desc>
                </draw:g>
              </table:table-cell>
              <table:table-cell office:value-type="float" office:value="-0.0868964595054217">
                <text:p>-0.0868964595054217</text:p>
                <draw:g>
                  <svg:desc>Sheet1.D2:Sheet1.D102</svg:desc>
                </draw:g>
              </table:table-cell>
              <table:table-cell office:value-type="float" office:value="-0.0868964595054217">
                <text:p>-0.0868964595054217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167957517764652">
                <text:p>0.167957517764652</text:p>
              </table:table-cell>
              <table:table-cell office:value-type="float" office:value="0.134366014211722">
                <text:p>0.134366014211722</text:p>
              </table:table-cell>
              <table:table-cell office:value-type="float" office:value="-0.042643964761993">
                <text:p>-0.04264396476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647976845841813">
                <text:p>0.647976845841813</text:p>
              </table:table-cell>
              <table:table-cell office:value-type="float" office:value="0.491508273831106">
                <text:p>0.491508273831106</text:p>
              </table:table-cell>
              <table:table-cell office:value-type="float" office:value="0.0641864829566269">
                <text:p>0.0641864829566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1.19761514735971">
                <text:p>1.19761514735971</text:p>
              </table:table-cell>
              <table:table-cell office:value-type="float" office:value="0.832917260279206">
                <text:p>0.832917260279206</text:p>
              </table:table-cell>
              <table:table-cell office:value-type="float" office:value="0.217932638421143">
                <text:p>0.217932638421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21790153110534">
                <text:p>1.21790153110534</text:p>
              </table:table-cell>
              <table:table-cell office:value-type="float" office:value="0.682562915219868">
                <text:p>0.682562915219868</text:p>
              </table:table-cell>
              <table:table-cell office:value-type="float" office:value="0.310858693780888">
                <text:p>0.310858693780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26615465384823">
                <text:p>0.726615465384823</text:p>
              </table:table-cell>
              <table:table-cell office:value-type="float" office:value="0.153021479599478">
                <text:p>0.153021479599478</text:p>
              </table:table-cell>
              <table:table-cell office:value-type="float" office:value="0.279291250944606">
                <text:p>0.279291250944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57884452831139">
                <text:p>0.557884452831139</text:p>
              </table:table-cell>
              <table:table-cell office:value-type="float" office:value="-0.0125676263633653">
                <text:p>-0.0125676263633653</text:p>
              </table:table-cell>
              <table:table-cell office:value-type="float" office:value="0.220919475483012">
                <text:p>0.220919475483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82200403928701">
                <text:p>0.582200403928701</text:p>
              </table:table-cell>
              <table:table-cell office:value-type="float" office:value="0.00939865978735792">
                <text:p>0.00939865978735792</text:p>
              </table:table-cell>
              <table:table-cell office:value-type="float" office:value="0.178615312343881">
                <text:p>0.178615312343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44859033690244">
                <text:p>0.544859033690244</text:p>
              </table:table-cell>
              <table:table-cell office:value-type="float" office:value="-0.0223541683608796">
                <text:p>-0.0223541683608796</text:p>
              </table:table-cell>
              <table:table-cell office:value-type="float" office:value="0.138421416202929">
                <text:p>0.138421416202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20469135737112">
                <text:p>0.20469135737112</text:p>
              </table:table-cell>
              <table:table-cell office:value-type="float" office:value="-0.290017475744003">
                <text:p>-0.290017475744003</text:p>
              </table:table-cell>
              <table:table-cell office:value-type="float" office:value="0.0527336378135424">
                <text:p>0.0527336378135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250124828255048">
                <text:p>-0.250124828255048</text:p>
              </table:table-cell>
              <table:table-cell office:value-type="float" office:value="-0.595866929096136">
                <text:p>-0.595866929096136</text:p>
              </table:table-cell>
              <table:table-cell office:value-type="float" office:value="-0.0769864755683934">
                <text:p>-0.0769864755683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194189665444">
                <text:p>-0.6194189665444</text:p>
              </table:table-cell>
              <table:table-cell office:value-type="float" office:value="-0.772128853908391">
                <text:p>-0.772128853908391</text:p>
              </table:table-cell>
              <table:table-cell office:value-type="float" office:value="-0.216014951236393">
                <text:p>-0.216014951236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18796753179522">
                <text:p>-0.418796753179522</text:p>
              </table:table-cell>
              <table:table-cell office:value-type="float" office:value="-0.45720531243481">
                <text:p>-0.45720531243481</text:p>
              </table:table-cell>
              <table:table-cell office:value-type="float" office:value="-0.264253023476076">
                <text:p>-0.26425302347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1.11719872704822">
                <text:p>-1.11719872704822</text:p>
              </table:table-cell>
              <table:table-cell office:value-type="float" office:value="-0.92448582904281">
                <text:p>-0.92448582904281</text:p>
              </table:table-cell>
              <table:table-cell office:value-type="float" office:value="-0.396299584589423">
                <text:p>-0.396299584589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522535044776836">
                <text:p>-0.522535044776836</text:p>
              </table:table-cell>
              <table:table-cell office:value-type="float" office:value="-0.263857717417138">
                <text:p>-0.263857717417138</text:p>
              </table:table-cell>
              <table:table-cell office:value-type="float" office:value="-0.369811211154966">
                <text:p>-0.369811211154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1.04496145511165">
                <text:p>-1.04496145511165</text:p>
              </table:table-cell>
              <table:table-cell office:value-type="float" office:value="-0.62902730220156">
                <text:p>-0.62902730220156</text:p>
              </table:table-cell>
              <table:table-cell office:value-type="float" office:value="-0.421654429364285">
                <text:p>-0.421654429364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31393278346365">
                <text:p>-1.31393278346365</text:p>
              </table:table-cell>
              <table:table-cell office:value-type="float" office:value="-0.718398904442851">
                <text:p>-0.718398904442851</text:p>
              </table:table-cell>
              <table:table-cell office:value-type="float" office:value="-0.481003324379998">
                <text:p>-0.48100332437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446386195251532">
                <text:p>-0.446386195251532</text:p>
              </table:table-cell>
              <table:table-cell office:value-type="float" office:value="0.119318147015416">
                <text:p>0.119318147015416</text:p>
              </table:table-cell>
              <table:table-cell office:value-type="float" office:value="-0.360939030100915">
                <text:p>-0.360939030100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66788903245267">
                <text:p>-0.966788903245267</text:p>
              </table:table-cell>
              <table:table-cell office:value-type="float" office:value="-0.320867648782656">
                <text:p>-0.320867648782656</text:p>
              </table:table-cell>
              <table:table-cell office:value-type="float" office:value="-0.352924753837263">
                <text:p>-0.352924753837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728846030880072">
                <text:p>-0.728846030880072</text:p>
              </table:table-cell>
              <table:table-cell office:value-type="float" office:value="-0.0663398211339684">
                <text:p>-0.0663398211339684</text:p>
              </table:table-cell>
              <table:table-cell office:value-type="float" office:value="-0.295607767296604">
                <text:p>-0.295607767296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0.333772955006361">
                <text:p>-0.333772955006361</text:p>
              </table:table-cell>
              <table:table-cell office:value-type="float" office:value="0.262986603791794">
                <text:p>0.262986603791794</text:p>
              </table:table-cell>
              <table:table-cell office:value-type="float" office:value="-0.183888893078925">
                <text:p>-0.183888893078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148431307029334">
                <text:p>0.148431307029334</text:p>
              </table:table-cell>
              <table:table-cell office:value-type="float" office:value="0.596152692661991">
                <text:p>0.596152692661991</text:p>
              </table:table-cell>
              <table:table-cell office:value-type="float" office:value="-0.0278805759307415">
                <text:p>-0.0278805759307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0.923198483561145">
                <text:p>0.923198483561145</text:p>
              </table:table-cell>
              <table:table-cell office:value-type="float" office:value="1.09673589535504">
                <text:p>1.09673589535504</text:p>
              </table:table-cell>
              <table:table-cell office:value-type="float" office:value="0.197042718326415">
                <text:p>0.197042718326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99557232906026">
                <text:p>0.599557232906026</text:p>
              </table:table-cell>
              <table:table-cell office:value-type="float" office:value="0.618475715759938">
                <text:p>0.618475715759938</text:p>
              </table:table-cell>
              <table:table-cell office:value-type="float" office:value="0.28132931781312">
                <text:p>0.28132931781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88204966484038">
                <text:p>0.88204966484038</text:p>
              </table:table-cell>
              <table:table-cell office:value-type="float" office:value="0.720774518155434">
                <text:p>0.720774518155434</text:p>
              </table:table-cell>
              <table:table-cell office:value-type="float" office:value="0.369218357881582">
                <text:p>0.3692183578815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604870871485566">
                <text:p>0.604870871485566</text:p>
              </table:table-cell>
              <table:table-cell office:value-type="float" office:value="0.354876579840496">
                <text:p>0.354876579840496</text:p>
              </table:table-cell>
              <table:table-cell office:value-type="float" office:value="0.366350002273365">
                <text:p>0.366350002273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882166782377841">
                <text:p>0.882166782377841</text:p>
              </table:table-cell>
              <table:table-cell office:value-type="float" office:value="0.505737992586216">
                <text:p>0.505737992586216</text:p>
              </table:table-cell>
              <table:table-cell office:value-type="float" office:value="0.394227600335935">
                <text:p>0.394227600335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1.00667715009756">
                <text:p>1.00667715009756</text:p>
              </table:table-cell>
              <table:table-cell office:value-type="float" office:value="0.50419868824475">
                <text:p>0.50419868824475</text:p>
              </table:table-cell>
              <table:table-cell office:value-type="float" office:value="0.416221817917698">
                <text:p>0.416221817917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647630101503971">
                <text:p>0.647630101503971</text:p>
              </table:table-cell>
              <table:table-cell office:value-type="float" office:value="0.116121311720928">
                <text:p>0.116121311720928</text:p>
              </table:table-cell>
              <table:table-cell office:value-type="float" office:value="0.356201716678344">
                <text:p>0.356201716678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751229257593461">
                <text:p>0.751229257593461</text:p>
              </table:table-cell>
              <table:table-cell office:value-type="float" office:value="0.175776374248334">
                <text:p>0.175776374248334</text:p>
              </table:table-cell>
              <table:table-cell office:value-type="float" office:value="0.320116648192342">
                <text:p>0.320116648192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0.145784112179788">
                <text:p>0.145784112179788</text:p>
              </table:table-cell>
              <table:table-cell office:value-type="float" office:value="-0.343735016932271">
                <text:p>-0.343735016932271</text:p>
              </table:table-cell>
              <table:table-cell office:value-type="float" office:value="0.18734631516742">
                <text:p>0.18734631516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432816346059223">
                <text:p>-0.432816346059223</text:p>
              </table:table-cell>
              <table:table-cell office:value-type="float" office:value="-0.737868380137026">
                <text:p>-0.737868380137026</text:p>
              </table:table-cell>
              <table:table-cell office:value-type="float" office:value="0.00230337610653049">
                <text:p>0.00230337610653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394174148250095">
                <text:p>-0.394174148250095</text:p>
              </table:table-cell>
              <table:table-cell office:value-type="float" office:value="-0.559380945862318">
                <text:p>-0.559380945862318</text:p>
              </table:table-cell>
              <table:table-cell office:value-type="float" office:value="-0.110033488287239">
                <text:p>-0.110033488287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600103375587419">
                <text:p>-0.600103375587419</text:p>
              </table:table-cell>
              <table:table-cell office:value-type="float" office:value="-0.612248138559714">
                <text:p>-0.612248138559714</text:p>
              </table:table-cell>
              <table:table-cell office:value-type="float" office:value="-0.210476418341734">
                <text:p>-0.210476418341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1.13602994375562">
                <text:p>-1.13602994375562</text:p>
              </table:table-cell>
              <table:table-cell office:value-type="float" office:value="-0.918539765382335">
                <text:p>-0.918539765382335</text:p>
              </table:table-cell>
              <table:table-cell office:value-type="float" office:value="-0.352089087749854">
                <text:p>-0.352089087749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-0.708417144522663">
                <text:p>-0.708417144522663</text:p>
              </table:table-cell>
              <table:table-cell office:value-type="float" office:value="-0.392741572919499">
                <text:p>-0.392741572919499</text:p>
              </table:table-cell>
              <table:table-cell office:value-type="float" office:value="-0.360219584783783">
                <text:p>-0.3602195847837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15502154137278">
                <text:p>-1.15502154137278</text:p>
              </table:table-cell>
              <table:table-cell office:value-type="float" office:value="-0.671476775815697">
                <text:p>-0.671476775815697</text:p>
              </table:table-cell>
              <table:table-cell office:value-type="float" office:value="-0.422471022990166">
                <text:p>-0.422471022990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87233828789288">
                <text:p>-0.987233828789288</text:p>
              </table:table-cell>
              <table:table-cell office:value-type="float" office:value="-0.40295125058576">
                <text:p>-0.40295125058576</text:p>
              </table:table-cell>
              <table:table-cell office:value-type="float" office:value="-0.418567068509285">
                <text:p>-0.418567068509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19277040866143">
                <text:p>-0.519277040866143</text:p>
              </table:table-cell>
              <table:table-cell office:value-type="float" office:value="0.0520044298699078">
                <text:p>0.0520044298699078</text:p>
              </table:table-cell>
              <table:table-cell office:value-type="float" office:value="-0.324452768833446">
                <text:p>-0.324452768833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0345669207912898">
                <text:p>0.0345669207912898</text:p>
              </table:table-cell>
              <table:table-cell office:value-type="float" office:value="0.484678713221873">
                <text:p>0.484678713221873</text:p>
              </table:table-cell>
              <table:table-cell office:value-type="float" office:value="-0.162626472422383">
                <text:p>-0.1626264724223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0.486086859405396">
                <text:p>0.486086859405396</text:p>
              </table:table-cell>
              <table:table-cell office:value-type="float" office:value="0.748958921468783">
                <text:p>0.748958921468783</text:p>
              </table:table-cell>
              <table:table-cell office:value-type="float" office:value="0.0196906063558506">
                <text:p>0.0196906063558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0.396618709183342">
                <text:p>0.396618709183342</text:p>
              </table:table-cell>
              <table:table-cell office:value-type="float" office:value="0.527592616997383">
                <text:p>0.527592616997383</text:p>
              </table:table-cell>
              <table:table-cell office:value-type="float" office:value="0.121271008484157">
                <text:p>0.1212710084841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19831183531681">
                <text:p>0.419831183531681</text:p>
              </table:table-cell>
              <table:table-cell office:value-type="float" office:value="0.440644073076578">
                <text:p>0.440644073076578</text:p>
              </table:table-cell>
              <table:table-cell office:value-type="float" office:value="0.185145621402641">
                <text:p>0.1851456214026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84451201073159">
                <text:p>0.584451201073159</text:p>
              </table:table-cell>
              <table:table-cell office:value-type="float" office:value="0.484211272494444">
                <text:p>0.484211272494444</text:p>
              </table:table-cell>
              <table:table-cell office:value-type="float" office:value="0.244958751621002">
                <text:p>0.244958751621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29790697027277">
                <text:p>1.29790697027277</text:p>
              </table:table-cell>
              <table:table-cell office:value-type="float" office:value="0.958133633355244">
                <text:p>0.958133633355244</text:p>
              </table:table-cell>
              <table:table-cell office:value-type="float" office:value="0.38759372796785">
                <text:p>0.38759372796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.45299290784803">
                <text:p>1.45299290784803</text:p>
              </table:table-cell>
              <table:table-cell office:value-type="float" office:value="0.890575656744408">
                <text:p>0.890575656744408</text:p>
              </table:table-cell>
              <table:table-cell office:value-type="float" office:value="0.488190113723162">
                <text:p>0.488190113723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1.05445894215892">
                <text:p>1.05445894215892</text:p>
              </table:table-cell>
              <table:table-cell office:value-type="float" office:value="0.393633352844235">
                <text:p>0.393633352844235</text:p>
              </table:table-cell>
              <table:table-cell office:value-type="float" office:value="0.469278761547376">
                <text:p>0.469278761547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68908075930458">
                <text:p>0.868908075930458</text:p>
              </table:table-cell>
              <table:table-cell office:value-type="float" office:value="0.166465989292618">
                <text:p>0.166465989292618</text:p>
              </table:table-cell>
              <table:table-cell office:value-type="float" office:value="0.408716207096425">
                <text:p>0.408716207096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192656895101721">
                <text:p>0.192656895101721</text:p>
              </table:table-cell>
              <table:table-cell office:value-type="float" office:value="-0.407828153228896">
                <text:p>-0.407828153228896</text:p>
              </table:table-cell>
              <table:table-cell office:value-type="float" office:value="0.245407335031361">
                <text:p>0.245407335031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0270751711584379">
                <text:p>0.0270751711584379</text:p>
              </table:table-cell>
              <table:table-cell office:value-type="float" office:value="-0.458727901737743">
                <text:p>-0.458727901737743</text:p>
              </table:table-cell>
              <table:table-cell office:value-type="float" office:value="0.10458028767754">
                <text:p>0.10458028767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0.470756985439885">
                <text:p>-0.470756985439885</text:p>
              </table:table-cell>
              <table:table-cell office:value-type="float" office:value="-0.765248046668852">
                <text:p>-0.765248046668852</text:p>
              </table:table-cell>
              <table:table-cell office:value-type="float" office:value="-0.0693853791917385">
                <text:p>-0.0693853791917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309016994374945">
                <text:p>-0.309016994374945</text:p>
              </table:table-cell>
              <table:table-cell office:value-type="float" office:value="-0.600253514459644">
                <text:p>-0.600253514459644</text:p>
              </table:table-cell>
              <table:table-cell office:value-type="float" office:value="-0.715795660550889">
                <text:p>-0.715795660550889</text:p>
              </table:table-cell>
              <table:table-cell office:value-type="float" office:value="-0.198667435463569">
                <text:p>-0.198667435463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18068830422429">
                <text:p>-0.18068830422429</text:p>
              </table:table-cell>
              <table:table-cell office:value-type="float" office:value="-0.236984360252428">
                <text:p>-0.236984360252428</text:p>
              </table:table-cell>
              <table:table-cell office:value-type="float" office:value="-0.20633082042134">
                <text:p>-0.20633082042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1.22990087867598">
                <text:p>-1.22990087867598</text:p>
              </table:table-cell>
              <table:table-cell office:value-type="float" office:value="-1.02895754776329">
                <text:p>-1.02895754776329</text:p>
              </table:table-cell>
              <table:table-cell office:value-type="float" office:value="-0.370856165889731">
                <text:p>-0.370856165889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4477910026034">
                <text:p>-0.94477910026034</text:p>
              </table:table-cell>
              <table:table-cell office:value-type="float" office:value="-0.595068615478124">
                <text:p>-0.595068615478124</text:p>
              </table:table-cell>
              <table:table-cell office:value-type="float" office:value="-0.41569865580741">
                <text:p>-0.41569865580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-0.667490361050433">
                <text:p>-0.667490361050433</text:p>
              </table:table-cell>
              <table:table-cell office:value-type="float" office:value="-0.254223901014574">
                <text:p>-0.254223901014574</text:p>
              </table:table-cell>
              <table:table-cell office:value-type="float" office:value="-0.383403704848843">
                <text:p>-0.383403704848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711903267802464">
                <text:p>-0.711903267802464</text:p>
              </table:table-cell>
              <table:table-cell office:value-type="float" office:value="-0.238909446213284">
                <text:p>-0.238909446213284</text:p>
              </table:table-cell>
              <table:table-cell office:value-type="float" office:value="-0.354504853121731">
                <text:p>-0.354504853121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738932406942144">
                <text:p>-0.738932406942144</text:p>
              </table:table-cell>
              <table:table-cell office:value-type="float" office:value="-0.212750868282371">
                <text:p>-0.212750868282371</text:p>
              </table:table-cell>
              <table:table-cell office:value-type="float" office:value="-0.326154056153859">
                <text:p>-0.326154056153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1.01756175624689">
                <text:p>-1.01756175624689</text:p>
              </table:table-cell>
              <table:table-cell office:value-type="float" office:value="-0.393104174069696">
                <text:p>-0.393104174069696</text:p>
              </table:table-cell>
              <table:table-cell office:value-type="float" office:value="-0.339544079737026">
                <text:p>-0.339544079737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30901699437495">
                <text:p>-0.30901699437495</text:p>
              </table:table-cell>
              <table:table-cell office:value-type="float" office:value="-0.268344657576604">
                <text:p>-0.268344657576604</text:p>
              </table:table-cell>
              <table:table-cell office:value-type="float" office:value="0.284890339680475">
                <text:p>0.284890339680475</text:p>
              </table:table-cell>
              <table:table-cell office:value-type="float" office:value="-0.214657195853526">
                <text:p>-0.214657195853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0.354231728361967">
                <text:p>0.354231728361967</text:p>
              </table:table-cell>
              <table:table-cell office:value-type="float" office:value="0.725973380495236">
                <text:p>0.725973380495236</text:p>
              </table:table-cell>
              <table:table-cell office:value-type="float" office:value="-0.0265310805837736">
                <text:p>-0.0265310805837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00315321057518853">
                <text:p>0.00315321057518853</text:p>
              </table:table-cell>
              <table:table-cell office:value-type="float" office:value="0.299915890166766">
                <text:p>0.299915890166766</text:p>
              </table:table-cell>
              <table:table-cell office:value-type="float" office:value="0.0387583135663344">
                <text:p>0.0387583135663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716452174193719">
                <text:p>0.716452174193719</text:p>
              </table:table-cell>
              <table:table-cell office:value-type="float" office:value="0.810571883028238">
                <text:p>0.810571883028238</text:p>
              </table:table-cell>
              <table:table-cell office:value-type="float" office:value="0.193121027458715">
                <text:p>0.193121027458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929628348406462">
                <text:p>0.929628348406462</text:p>
              </table:table-cell>
              <table:table-cell office:value-type="float" office:value="0.818998445792784">
                <text:p>0.818998445792784</text:p>
              </table:table-cell>
              <table:table-cell office:value-type="float" office:value="0.318296511125529">
                <text:p>0.318296511125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697435372959779">
                <text:p>0.697435372959779</text:p>
              </table:table-cell>
              <table:table-cell office:value-type="float" office:value="0.469444376276881">
                <text:p>0.469444376276881</text:p>
              </table:table-cell>
              <table:table-cell office:value-type="float" office:value="0.348526084155799">
                <text:p>0.3485260841557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550821444532639">
                <text:p>0.550821444532639</text:p>
              </table:table-cell>
              <table:table-cell office:value-type="float" office:value="0.258264358279793">
                <text:p>0.258264358279793</text:p>
              </table:table-cell>
              <table:table-cell office:value-type="float" office:value="0.330473738980598">
                <text:p>0.330473738980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1.24276825821459">
                <text:p>1.24276825821459</text:p>
              </table:table-cell>
              <table:table-cell office:value-type="float" office:value="0.760168937569396">
                <text:p>0.760168937569396</text:p>
              </table:table-cell>
              <table:table-cell office:value-type="float" office:value="0.416412778698358">
                <text:p>0.416412778698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09016994374949">
                <text:p>0.809016994374949</text:p>
              </table:table-cell>
              <table:table-cell office:value-type="float" office:value="0.410137065383365">
                <text:p>0.410137065383365</text:p>
              </table:table-cell>
              <table:table-cell office:value-type="float" office:value="-0.0579698042094639">
                <text:p>-0.0579698042094639</text:p>
              </table:table-cell>
              <table:table-cell office:value-type="float" office:value="0.321536262116793">
                <text:p>0.321536262116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731764933089767">
                <text:p>0.731764933089767</text:p>
              </table:table-cell>
              <table:table-cell office:value-type="float" office:value="0.21092645079755">
                <text:p>0.21092645079755</text:p>
              </table:table-cell>
              <table:table-cell office:value-type="float" office:value="0.299414299852945">
                <text:p>0.2994142998529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56869658663872">
                <text:p>0.556869658663872</text:p>
              </table:table-cell>
              <table:table-cell office:value-type="float" office:value="0.0288249410973242">
                <text:p>0.0288249410973242</text:p>
              </table:table-cell>
              <table:table-cell office:value-type="float" office:value="0.245296428101821">
                <text:p>0.2452964281018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0.151520167228674">
                <text:p>0.151520167228674</text:p>
              </table:table-cell>
              <table:table-cell office:value-type="float" office:value="-0.301219640270299">
                <text:p>-0.301219640270299</text:p>
              </table:table-cell>
              <table:table-cell office:value-type="float" office:value="0.135993214427397">
                <text:p>0.1359932144273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16982562734062">
                <text:p>-0.16982562734062</text:p>
              </table:table-cell>
              <table:table-cell office:value-type="float" office:value="-0.498052347871674">
                <text:p>-0.498052347871674</text:p>
              </table:table-cell>
              <table:table-cell office:value-type="float" office:value="0.0091841019675825">
                <text:p>0.00918410196758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158136107080353">
                <text:p>-0.158136107080353</text:p>
              </table:table-cell>
              <table:table-cell office:value-type="float" office:value="-0.389090262089126">
                <text:p>-0.389090262089126</text:p>
              </table:table-cell>
              <table:table-cell office:value-type="float" office:value="-0.0704707708437592">
                <text:p>-0.0704707708437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809016994374946">
                <text:p>-0.809016994374946</text:p>
              </table:table-cell>
              <table:table-cell office:value-type="float" office:value="-0.709645407802351">
                <text:p>-0.709645407802351</text:p>
              </table:table-cell>
              <table:table-cell office:value-type="float" office:value="-0.7524796502489">
                <text:p>-0.7524796502489</text:p>
              </table:table-cell>
              <table:table-cell office:value-type="float" office:value="-0.206872546724787">
                <text:p>-0.2068725467247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480127440929539">
                <text:p>-0.480127440929539</text:p>
              </table:table-cell>
              <table:table-cell office:value-type="float" office:value="-0.41836934670087">
                <text:p>-0.41836934670087</text:p>
              </table:table-cell>
              <table:table-cell office:value-type="float" office:value="-0.249171906720004">
                <text:p>-0.249171906720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-1.32609109442178">
                <text:p>-1.32609109442178</text:p>
              </table:table-cell>
              <table:table-cell office:value-type="float" office:value="-1.01146640015449">
                <text:p>-1.01146640015449</text:p>
              </table:table-cell>
              <table:table-cell office:value-type="float" office:value="-0.401630805406901">
                <text:p>-0.4016308054069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63343584103904">
                <text:p>-0.63343584103904</text:p>
              </table:table-cell>
              <table:table-cell office:value-type="float" office:value="-0.255048917417399">
                <text:p>-0.255048917417399</text:p>
              </table:table-cell>
              <table:table-cell office:value-type="float" office:value="-0.372314427809">
                <text:p>-0.3723144278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660337245819609">
                <text:p>-0.660337245819609</text:p>
              </table:table-cell>
              <table:table-cell office:value-type="float" office:value="-0.225560257758374">
                <text:p>-0.225560257758374</text:p>
              </table:table-cell>
              <table:table-cell office:value-type="float" office:value="-0.342963593798875">
                <text:p>-0.342963593798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359439923173143">
                <text:p>-0.359439923173143</text:p>
              </table:table-cell>
              <table:table-cell office:value-type="float" office:value="0.0602696519104729">
                <text:p>0.0602696519104729</text:p>
              </table:table-cell>
              <table:table-cell office:value-type="float" office:value="-0.262316944657006">
                <text:p>-0.262316944657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050962812294">
                <text:p>-0.050962812294</text:p>
              </table:table-cell>
              <table:table-cell office:value-type="float" office:value="0.294997410231693">
                <text:p>0.294997410231693</text:p>
              </table:table-cell>
              <table:table-cell office:value-type="float" office:value="-0.150854073679266">
                <text:p>-0.1508540736792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9.79717439317883E-016">
                <text:p>-9.79717439317883E-016</text:p>
              </table:table-cell>
              <table:table-cell office:value-type="float" office:value="-0.376201594016333">
                <text:p>-0.376201594016333</text:p>
              </table:table-cell>
              <table:table-cell office:value-type="float" office:value="-0.0241930971925123">
                <text:p>-0.0241930971925123</text:p>
              </table:table-cell>
              <table:table-cell office:value-type="float" office:value="-0.125521878381915">
                <text:p>-0.125521878381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-0.158931652420626">
                <text:p>-0.158931652420626</text:p>
              </table:table-cell>
              <table:table-cell office:value-type="float" office:value="0.154461475522556">
                <text:p>0.154461475522556</text:p>
              </table:table-cell>
              <table:table-cell office:value-type="float" office:value="-0.069525207601021">
                <text:p>-0.069525207601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87785252292469">
                <text:p>0.587785252292469</text:p>
              </table:table-cell>
              <table:table-cell office:value-type="float" office:value="0.32555483336043">
                <text:p>0.32555483336043</text:p>
              </table:table-cell>
              <table:table-cell office:value-type="float" office:value="0.51115836904289">
                <text:p>0.51115836904289</text:p>
              </table:table-cell>
              <table:table-cell office:value-type="float" office:value="0.0466115077277612">
                <text:p>0.0466115077277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882189488015949">
                <text:p>0.882189488015949</text:p>
              </table:table-cell>
              <table:table-cell office:value-type="float" office:value="0.854234418958727">
                <text:p>0.854234418958727</text:p>
              </table:table-cell>
              <table:table-cell office:value-type="float" office:value="0.208136089973954">
                <text:p>0.2081360899739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40909515515651">
                <text:p>1.40909515515651</text:p>
              </table:table-cell>
              <table:table-cell office:value-type="float" office:value="1.10491206887943">
                <text:p>1.10491206887943</text:p>
              </table:table-cell>
              <table:table-cell office:value-type="float" office:value="0.38749128575505">
                <text:p>0.38749128575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675897686926783">
                <text:p>0.675897686926783</text:p>
              </table:table-cell>
              <table:table-cell office:value-type="float" office:value="0.297371680519762">
                <text:p>0.297371680519762</text:p>
              </table:table-cell>
              <table:table-cell office:value-type="float" office:value="0.369467364707992">
                <text:p>0.369467364707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75614360370741">
                <text:p>0.575614360370741</text:p>
              </table:table-cell>
              <table:table-cell office:value-type="float" office:value="0.157670683170977">
                <text:p>0.157670683170977</text:p>
              </table:table-cell>
              <table:table-cell office:value-type="float" office:value="0.327108028400589">
                <text:p>0.327108028400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809016994374949">
                <text:p>0.809016994374949</text:p>
              </table:table-cell>
              <table:table-cell office:value-type="float" office:value="0.347213509842747">
                <text:p>0.347213509842747</text:p>
              </table:table-cell>
              <table:table-cell office:value-type="float" office:value="-0.0565841338856134">
                <text:p>-0.0565841338856134</text:p>
              </table:table-cell>
              <table:table-cell office:value-type="float" office:value="0.250369595943349">
                <text:p>0.250369595943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323537382196151">
                <text:p>0.323537382196151</text:p>
              </table:table-cell>
              <table:table-cell office:value-type="float" office:value="-0.0642082092257675">
                <text:p>-0.0642082092257675</text:p>
              </table:table-cell>
              <table:table-cell office:value-type="float" office:value="0.187454034909525">
                <text:p>0.187454034909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139803762708928">
                <text:p>0.139803762708928</text:p>
              </table:table-cell>
              <table:table-cell office:value-type="float" office:value="-0.198353462970393">
                <text:p>-0.198353462970393</text:p>
              </table:table-cell>
              <table:table-cell office:value-type="float" office:value="0.110292535333542">
                <text:p>0.11029253533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10218211923262E-015">
                <text:p>1.10218211923262E-015</text:p>
              </table:table-cell>
              <table:table-cell office:value-type="float" office:value="-0.0849372886795131">
                <text:p>-0.0849372886795131</text:p>
              </table:table-cell>
              <table:table-cell office:value-type="float" office:value="-0.338475611487067">
                <text:p>-0.338475611487067</text:p>
              </table:table-cell>
              <table:table-cell office:value-type="float" office:value="0.02053890596942">
                <text:p>0.020538905969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309016994374945">
                <text:p>-0.309016994374945</text:p>
              </table:table-cell>
              <table:table-cell office:value-type="float" office:value="-0.207489609884316">
                <text:p>-0.207489609884316</text:p>
              </table:table-cell>
              <table:table-cell office:value-type="float" office:value="-0.368822346153496">
                <text:p>-0.368822346153496</text:p>
              </table:table-cell>
              <table:table-cell office:value-type="float" office:value="-0.0573333444551632">
                <text:p>-0.05733334445516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587785252292472">
                <text:p>-0.587785252292472</text:p>
              </table:table-cell>
              <table:table-cell office:value-type="float" office:value="-0.456666943260389">
                <text:p>-0.456666943260389</text:p>
              </table:table-cell>
              <table:table-cell office:value-type="float" office:value="-0.494399743623656">
                <text:p>-0.494399743623656</text:p>
              </table:table-cell>
              <table:table-cell office:value-type="float" office:value="-0.144746624288862">
                <text:p>-0.1447466242888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809016994374946">
                <text:p>-0.809016994374946</text:p>
              </table:table-cell>
              <table:table-cell office:value-type="float" office:value="-0.789618728286859">
                <text:p>-0.789618728286859</text:p>
              </table:table-cell>
              <table:table-cell office:value-type="float" office:value="-0.6618812229201">
                <text:p>-0.6618812229201</text:p>
              </table:table-cell>
              <table:table-cell office:value-type="float" office:value="-0.248173544015109">
                <text:p>-0.248173544015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38748563342463">
                <text:p>-1.38748563342463</text:p>
              </table:table-cell>
              <table:table-cell office:value-type="float" office:value="-1.0077985024463">
                <text:p>-1.0077985024463</text:p>
              </table:table-cell>
              <table:table-cell office:value-type="float" office:value="-0.400098535701347">
                <text:p>-0.4000985357013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-0.814494399108427">
                <text:p>-0.814494399108427</text:p>
              </table:table-cell>
              <table:table-cell office:value-type="float" office:value="-0.347845814504075">
                <text:p>-0.347845814504075</text:p>
              </table:table-cell>
              <table:table-cell office:value-type="float" office:value="-0.389647991461893">
                <text:p>-0.389647991461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796286010945894">
                <text:p>-0.796286010945894</text:p>
              </table:table-cell>
              <table:table-cell office:value-type="float" office:value="-0.263709941073234">
                <text:p>-0.263709941073234</text:p>
              </table:table-cell>
              <table:table-cell office:value-type="float" office:value="-0.364460381384161">
                <text:p>-0.3644603813841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4353956509999">
                <text:p>-0.4353956509999</text:p>
              </table:table-cell>
              <table:table-cell office:value-type="float" office:value="0.0777443350982084">
                <text:p>0.0777443350982084</text:p>
              </table:table-cell>
              <table:table-cell office:value-type="float" office:value="-0.276019438087687">
                <text:p>-0.2760194380876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587785252292477">
                <text:p>-0.587785252292477</text:p>
              </table:table-cell>
              <table:table-cell office:value-type="float" office:value="-1.05430089763709">
                <text:p>-1.05430089763709</text:p>
              </table:table-cell>
              <table:table-cell office:value-type="float" office:value="-0.432928729231185">
                <text:p>-0.432928729231185</text:p>
              </table:table-cell>
              <table:table-cell office:value-type="float" office:value="-0.307401296316387">
                <text:p>-0.307401296316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725878902290419">
                <text:p>-0.725878902290419</text:p>
              </table:table-cell>
              <table:table-cell office:value-type="float" office:value="-0.0836053871076116">
                <text:p>-0.0836053871076116</text:p>
              </table:table-cell>
              <table:table-cell office:value-type="float" office:value="-0.262642114474632">
                <text:p>-0.262642114474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22464679914735E-015">
                <text:p>-1.22464679914735E-015</text:p>
              </table:table-cell>
              <table:table-cell office:value-type="float" office:value="0.449070804115914">
                <text:p>0.449070804115914</text:p>
              </table:table-cell>
              <table:table-cell office:value-type="float" office:value="0.873075455438977">
                <text:p>0.873075455438977</text:p>
              </table:table-cell>
              <table:table-cell office:value-type="float" office:value="-0.0354986004919098">
                <text:p>-0.0354986004919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